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546711.725936" calcext:value-type="float">
            <text:p><text:s/>39,546,712 <text:s/></text:p>
          </table:table-cell>
          <table:table-cell table:style-name="ce42" office:value-type="float" office:value="4816076.094" calcext:value-type="float">
            <text:p><text:s/>4,816,076 <text:s/></text:p>
          </table:table-cell>
          <table:table-cell table:style-name="ce42" office:value-type="float" office:value="27908658.001936" calcext:value-type="float">
            <text:p><text:s/>27,908,658 <text:s/></text:p>
          </table:table-cell>
          <table:table-cell table:style-name="ce42" office:value-type="float" office:value="179045.67" calcext:value-type="float">
            <text:p><text:s/>179,046 <text:s/></text:p>
          </table:table-cell>
          <table:table-cell table:style-name="ce42" office:value-type="float" office:value="6521572.96" calcext:value-type="float">
            <text:p><text:s/>6,521,5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359" calcext:value-type="float">
            <text:p><text:s/>121,3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1610.21" calcext:value-type="float">
            <text:p><text:s/>51,6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1.01" calcext:value-type="float">
            <text:p><text:s/>2,0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29.2" calcext:value-type="float">
            <text:p><text:s/>49,5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90007.46092214" calcext:value-type="float">
            <text:p><text:s/>-290,007 <text:s/></text:p>
          </table:table-cell>
          <table:table-cell table:style-name="ce42" office:value-type="float" office:value="168275.751" calcext:value-type="float">
            <text:p><text:s/>168,276 <text:s/></text:p>
          </table:table-cell>
          <table:table-cell table:style-name="ce42" office:value-type="float" office:value="-424633.56594525" calcext:value-type="float">
            <text:p><text:s/>-424,634 <text:s/></text:p>
          </table:table-cell>
          <table:table-cell table:style-name="ce42" office:value-type="float" office:value="-20131.34" calcext:value-type="float">
            <text:p><text:s/>-20,131 <text:s/></text:p>
          </table:table-cell>
          <table:table-cell table:style-name="ce42" office:value-type="float" office:value="26061.0940231091" calcext:value-type="float">
            <text:p><text:s/>26,0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9579.4" calcext:value-type="float">
            <text:p><text:s/>-39,5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785108.9768581" calcext:value-type="float">
            <text:p><text:s/>39,785,109 <text:s/></text:p>
          </table:table-cell>
          <table:table-cell table:style-name="ce43" office:value-type="float" office:value="4647800.343" calcext:value-type="float">
            <text:p><text:s/>4,647,800 <text:s/></text:p>
          </table:table-cell>
          <table:table-cell table:style-name="ce43" office:value-type="float" office:value="28333291.5678813" calcext:value-type="float">
            <text:p><text:s/>28,333,292 <text:s/></text:p>
          </table:table-cell>
          <table:table-cell table:style-name="ce43" office:value-type="float" office:value="197096" calcext:value-type="float">
            <text:p><text:s/>197,096 <text:s/></text:p>
          </table:table-cell>
          <table:table-cell table:style-name="ce43" office:value-type="float" office:value="6495511.86597689" calcext:value-type="float">
            <text:p><text:s/>6,495,51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1409.2" calcext:value-type="float">
            <text:p><text:s/>111,40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5877.1408237295" calcext:value-type="float">
            <text:p><text:s/>-15,877 <text:s/></text:p>
          </table:table-cell>
          <table:table-cell table:style-name="ce43" office:value-type="float" office:value="-23887.977" calcext:value-type="float">
            <text:p><text:s/>-23,888 <text:s/></text:p>
          </table:table-cell>
          <table:table-cell table:style-name="ce43" office:value-type="float" office:value="485967.450681052" calcext:value-type="float">
            <text:p><text:s/>485,967 <text:s/></text:p>
          </table:table-cell>
          <table:table-cell table:style-name="ce43" office:value-type="float" office:value="181.76" calcext:value-type="float">
            <text:p><text:s/>182 <text:s/></text:p>
          </table:table-cell>
          <table:table-cell table:style-name="ce43" office:value-type="float" office:value="-55877.374504781" calcext:value-type="float">
            <text:p><text:s/>-55,87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22261" calcext:value-type="float">
            <text:p><text:s/>-422,26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9555138.0021779" calcext:value-type="float">
            <text:p><text:s/>39,555,138 <text:s/></text:p>
          </table:table-cell>
          <table:table-cell table:style-name="ce42" office:value-type="float" office:value="4671688.32" calcext:value-type="float">
            <text:p><text:s/>4,671,688 <text:s/></text:p>
          </table:table-cell>
          <table:table-cell table:style-name="ce42" office:value-type="float" office:value="23231256.3477245" calcext:value-type="float">
            <text:p><text:s/>23,231,2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51389.24048167" calcext:value-type="float">
            <text:p><text:s/>6,551,3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2441.8" calcext:value-type="float">
            <text:p><text:s/>4,072,4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124532.703661" calcext:value-type="float">
            <text:p><text:s/>6,124,533 <text:s/></text:p>
          </table:table-cell>
          <table:table-cell table:style-name="ce42" office:value-type="float" office:value="4671688.32" calcext:value-type="float">
            <text:p><text:s/>4,671,688 <text:s/></text:p>
          </table:table-cell>
          <table:table-cell table:style-name="ce42" office:value-type="float" office:value="1452844.383661" calcext:value-type="float">
            <text:p><text:s/>1,452,8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353512.799" calcext:value-type="float">
            <text:p><text:s/>5,353,5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1070.999" calcext:value-type="float">
            <text:p><text:s/>1,281,0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72441.8" calcext:value-type="float">
            <text:p><text:s/>4,072,4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695129.2886969" calcext:value-type="float">
            <text:p><text:s/>18,695,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32526.6882152" calcext:value-type="float">
            <text:p><text:s/>12,332,5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62602.60048167" calcext:value-type="float">
            <text:p><text:s/>6,362,6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32552.448" calcext:value-type="float">
            <text:p><text:s/>732,5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2552.448" calcext:value-type="float">
            <text:p><text:s/>732,5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649410.76281999" calcext:value-type="float">
            <text:p><text:s/>8,649,41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432261.82884826" calcext:value-type="float">
            <text:p><text:s/>7,432,26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8786.64" calcext:value-type="float">
            <text:p><text:s/>188,78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642932.0863" calcext:value-type="float">
            <text:p><text:s/>7,642,9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93816.7" calcext:value-type="float">
            <text:p><text:s/>4,393,8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642932.0863" calcext:value-type="float">
            <text:p><text:s/>7,642,9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393816.7" calcext:value-type="float">
            <text:p><text:s/>4,393,8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56996.092" calcext:value-type="float">
            <text:p><text:s/>1,156,9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65214.0214" calcext:value-type="float">
            <text:p><text:s/>565,21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91782.0706" calcext:value-type="float">
            <text:p><text:s/>591,7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16579.3202" calcext:value-type="float">
            <text:p><text:s/>116,57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82309.5" calcext:value-type="float">
            <text:p><text:s/>82,31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615204.78960401" calcext:value-type="float">
            <text:p><text:s/>6,615,20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16067.76947574" calcext:value-type="float">
            <text:p><text:s/>4,616,068 <text:s/></text:p>
          </table:table-cell>
          <table:table-cell table:style-name="ce44" office:value-type="float" office:value="196914.24" calcext:value-type="float">
            <text:p><text:s/>196,91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72735.6" calcext:value-type="float">
            <text:p><text:s/>772,73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337887.37960401" calcext:value-type="float">
            <text:p><text:s/>6,337,8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16067.76947574" calcext:value-type="float">
            <text:p><text:s/>4,616,068 <text:s/></text:p>
          </table:table-cell>
          <table:table-cell table:style-name="ce44" office:value-type="float" office:value="172773.53" calcext:value-type="float">
            <text:p><text:s/>172,77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19558.9" calcext:value-type="float">
            <text:p><text:s/>519,55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37887.37960401" calcext:value-type="float">
            <text:p><text:s/>6,337,8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16067.76947574" calcext:value-type="float">
            <text:p><text:s/>4,616,068 <text:s/></text:p>
          </table:table-cell>
          <table:table-cell table:style-name="ce42" office:value-type="float" office:value="172773.53" calcext:value-type="float">
            <text:p><text:s/>172,7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9558.9" calcext:value-type="float">
            <text:p><text:s/>519,5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0168.521728" calcext:value-type="float">
            <text:p><text:s/>50,1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168.521728" calcext:value-type="float">
            <text:p><text:s/>50,1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88682.060917791" calcext:value-type="float">
            <text:p><text:s/>488,6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8682.060917791" calcext:value-type="float">
            <text:p><text:s/>488,6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86029.417902745" calcext:value-type="float">
            <text:p><text:s/>486,0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6029.417902745" calcext:value-type="float">
            <text:p><text:s/>486,0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05470.39597835" calcext:value-type="float">
            <text:p><text:s/>2,005,4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00395.53597835" calcext:value-type="float">
            <text:p><text:s/>2,000,3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36103.02119484" calcext:value-type="float">
            <text:p><text:s/>1,336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6103.02119484" calcext:value-type="float">
            <text:p><text:s/>1,336,1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77342.8981208343" calcext:value-type="float">
            <text:p>( 77,34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7342.8981208343" calcext:value-type="float">
            <text:p>( 77,3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58760.12307401" calcext:value-type="float">
            <text:p>( 1,258,76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58760.12307401" calcext:value-type="float">
            <text:p>( 1,258,76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24596.900016027" calcext:value-type="float">
            <text:p><text:s/>524,5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4596.900016027" calcext:value-type="float">
            <text:p><text:s/>524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38561.655855481" calcext:value-type="float">
            <text:p><text:s/>138,5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561.655855481" calcext:value-type="float">
            <text:p><text:s/>138,5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208.818912" calcext:value-type="float">
            <text:p><text:s/>6,20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33.958912" calcext:value-type="float">
            <text:p><text:s/>1,13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8553.516672" calcext:value-type="float">
            <text:p><text:s/>8,5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53.516672" calcext:value-type="float">
            <text:p><text:s/>8,5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182.410112" calcext:value-type="float">
            <text:p><text:s/>4,1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82.410112" calcext:value-type="float">
            <text:p><text:s/>4,1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44716.861184" calcext:value-type="float">
            <text:p><text:s/>1,444,7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4716.861184" calcext:value-type="float">
            <text:p><text:s/>1,444,7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04575.366272" calcext:value-type="float">
            <text:p><text:s/>1,204,5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4575.366272" calcext:value-type="float">
            <text:p><text:s/>1,204,5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40141.494912" calcext:value-type="float">
            <text:p><text:s/>240,1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141.494912" calcext:value-type="float">
            <text:p><text:s/>240,1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17946.67857627" calcext:value-type="float">
            <text:p><text:s/>1,717,9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1.928448" calcext:value-type="float">
            <text:p><text:s/>1,202 <text:s/></text:p>
          </table:table-cell>
          <table:table-cell table:style-name="ce42" office:value-type="float" office:value="172773.53" calcext:value-type="float">
            <text:p><text:s/>172,7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9558.9" calcext:value-type="float">
            <text:p><text:s/>519,5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16801.29412827" calcext:value-type="float">
            <text:p><text:s/>1,716,8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.544" calcext:value-type="float">
            <text:p><text:s/>57 <text:s/></text:p>
          </table:table-cell>
          <table:table-cell table:style-name="ce42" office:value-type="float" office:value="172773.53" calcext:value-type="float">
            <text:p><text:s/>172,7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9558.9" calcext:value-type="float">
            <text:p><text:s/>519,5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145.384448" calcext:value-type="float">
            <text:p><text:s/>1,1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5.384448" calcext:value-type="float">
            <text:p><text:s/>1,1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2137.516532849" calcext:value-type="float">
            <text:p><text:s/>132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137.516532849" calcext:value-type="float">
            <text:p><text:s/>132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77317.41" calcext:value-type="float">
            <text:p><text:s/>277,3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40.71" calcext:value-type="float">
            <text:p><text:s/>24,1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176.7" calcext:value-type="float">
            <text:p><text:s/>253,1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77317.41" calcext:value-type="float">
            <text:p><text:s/>277,3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40.71" calcext:value-type="float">
            <text:p><text:s/>24,1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176.7" calcext:value-type="float">
            <text:p><text:s/>253,1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3450203.819607" calcext:value-type="float">
            <text:p><text:s/>123,450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703452.5001975" calcext:value-type="float">
            <text:p><text:s/>88,703,4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563016.3820315" calcext:value-type="float">
            <text:p><text:s/>32,563,0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7274355.16" calcext:value-type="float">
            <text:p><text:s/>87,274,3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509761.7779685" calcext:value-type="float">
            <text:p><text:s/>57,509,7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64593.3820315" calcext:value-type="float">
            <text:p><text:s/>29,764,5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79373.965445" calcext:value-type="float">
            <text:p><text:s/>2,579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9373.965445" calcext:value-type="float">
            <text:p><text:s/>2,579,3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3596474.694162" calcext:value-type="float">
            <text:p><text:s/>33,596,4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14316.756784" calcext:value-type="float">
            <text:p><text:s/>28,614,3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8423" calcext:value-type="float">
            <text:p><text:s/>2,798,4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822551.44522" calcext:value-type="float">
            <text:p><text:s/>21,822,5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31138.44522" calcext:value-type="float">
            <text:p><text:s/>19,931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1413" calcext:value-type="float">
            <text:p><text:s/>1,891,4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822551.44522" calcext:value-type="float">
            <text:p><text:s/>21,822,55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931138.44522" calcext:value-type="float">
            <text:p><text:s/>19,931,1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91413" calcext:value-type="float">
            <text:p><text:s/>1,891,4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3210.1700757249" calcext:value-type="float">
            <text:p><text:s/>63,210 <text:s/></text:p>
          </table:table-cell>
          <table:table-cell table:style-name="ce41" office:value-type="float" office:value="8148.6" calcext:value-type="float">
            <text:p><text:s/>8,149 <text:s/></text:p>
          </table:table-cell>
          <table:table-cell table:style-name="ce41" office:value-type="float" office:value="55061.5700757249" calcext:value-type="float">
            <text:p><text:s/>55,062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594671.7802413" calcext:value-type="float">
            <text:p><text:s/>64,594,672 <text:s/></text:p>
          </table:table-cell>
          <table:table-cell table:style-name="ce42" office:value-type="float" office:value="45074906.1" calcext:value-type="float">
            <text:p><text:s/>45,074,9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233.3185" calcext:value-type="float">
            <text:p><text:s/>317,2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7701.229398" calcext:value-type="float">
            <text:p><text:s/>2,047,7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36619.7098301" calcext:value-type="float">
            <text:p><text:s/>17,536,6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707.994128" calcext:value-type="float">
            <text:p><text:s/>52,7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3437.88" calcext:value-type="float">
            <text:p><text:s/>1,173,4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9933.6" calcext:value-type="float">
            <text:p><text:s/>2,399,9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0381.581802608" calcext:value-type="float">
            <text:p><text:s/>840,382 <text:s/></text:p>
          </table:table-cell>
          <table:table-cell table:style-name="ce42" office:value-type="float" office:value="821286.9" calcext:value-type="float">
            <text:p><text:s/>821,287 <text:s/></text:p>
          </table:table-cell>
          <table:table-cell table:style-name="ce42" office:value-type="float" office:value="28.75736560806" calcext:value-type="float">
            <text:p><text:s/>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000000000042" calcext:value-type="float">
            <text:p><text:s/>0 <text:s/></text:p>
          </table:table-cell>
          <table:table-cell table:style-name="ce42" office:value-type="float" office:value="86809.689981" calcext:value-type="float">
            <text:p><text:s/>86,81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707509.1786843" calcext:value-type="float">
            <text:p><text:s/>42,707,509 <text:s/></text:p>
          </table:table-cell>
          <table:table-cell table:style-name="ce43" office:value-type="float" office:value="44261767.8" calcext:value-type="float">
            <text:p><text:s/>44,261,768 <text:s/></text:p>
          </table:table-cell>
          <table:table-cell table:style-name="ce43" office:value-type="float" office:value="55032.8127101168" calcext:value-type="float">
            <text:p><text:s/>55,033 <text:s/></text:p>
          </table:table-cell>
          <table:table-cell table:style-name="ce43" office:value-type="float" office:value="317233.3185" calcext:value-type="float">
            <text:p><text:s/>317,233 <text:s/></text:p>
          </table:table-cell>
          <table:table-cell table:style-name="ce43" office:value-type="float" office:value="-0.000000000042" calcext:value-type="float">
            <text:p><text:s/>-0 <text:s/></text:p>
          </table:table-cell>
          <table:table-cell table:style-name="ce43" office:value-type="float" office:value="1908183.545289" calcext:value-type="float">
            <text:p><text:s/>1,908,1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86537.435665" calcext:value-type="float">
            <text:p><text:s/>5,886,5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6922.745665" calcext:value-type="float">
            <text:p><text:s/>296,9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3" calcext:value-type="float">
            <text:p><text:s/>0 <text:s/></text:p>
          </table:table-cell>
          <table:table-cell table:style-name="ce43" office:value-type="float" office:value="-0.000000000003" calcext:value-type="float">
            <text:p><text:s/>-0 <text:s/></text:p>
          </table:table-cell>
          <table:table-cell table:style-name="ce43" office:value-type="float" office:value="-553837.719984675" calcext:value-type="float">
            <text:p><text:s/>-553,838 <text:s/></text:p>
          </table:table-cell>
          <table:table-cell table:style-name="ce43" office:value-type="float" office:value="-110300.4" calcext:value-type="float">
            <text:p><text:s/>-110,300 <text:s/></text:p>
          </table:table-cell>
          <table:table-cell table:style-name="ce43" office:value-type="float" office:value="-12.46224814254" calcext:value-type="float">
            <text:p><text:s/>-1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9103.87869553279" calcext:value-type="float">
            <text:p><text:s/>-9,1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07708.951522207" calcext:value-type="float">
            <text:p><text:s/>307,709 <text:s/></text:p>
          </table:table-cell>
          <table:table-cell table:style-name="ce42" office:value-type="float" office:value="583898.316269038" calcext:value-type="float">
            <text:p><text:s/>583,898 <text:s/></text:p>
          </table:table-cell>
          <table:table-cell table:style-name="ce42" office:value-type="float" office:value="136755.02618048" calcext:value-type="float">
            <text:p><text:s/>136,755 <text:s/></text:p>
          </table:table-cell>
          <table:table-cell table:style-name="ce42" office:value-type="float" office:value="46637073.7804085" calcext:value-type="float">
            <text:p><text:s/>46,637,074 <text:s/></text:p>
          </table:table-cell>
          <table:table-cell table:style-name="ce42" office:value-type="float" office:value="44372068.2" calcext:value-type="float">
            <text:p><text:s/>44,372,068 <text:s/></text:p>
          </table:table-cell>
          <table:table-cell table:style-name="ce42" office:value-type="float" office:value="55045.2749582594" calcext:value-type="float">
            <text:p><text:s/>55,045 <text:s/></text:p>
          </table:table-cell>
          <table:table-cell table:style-name="ce42" office:value-type="float" office:value="317233.3185" calcext:value-type="float">
            <text:p><text:s/>317,233 <text:s/></text:p>
          </table:table-cell>
          <table:table-cell table:style-name="ce42" office:value-type="float" office:value="35808.026600729" calcext:value-type="float">
            <text:p><text:s/>35,8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44346.7934583" calcext:value-type="float">
            <text:p><text:s/>44,744,347 <text:s/></text:p>
          </table:table-cell>
          <table:table-cell table:style-name="ce42" office:value-type="float" office:value="44372068.2" calcext:value-type="float">
            <text:p><text:s/>44,372,068 <text:s/></text:p>
          </table:table-cell>
          <table:table-cell table:style-name="ce42" office:value-type="float" office:value="55045.2749582594" calcext:value-type="float">
            <text:p><text:s/>55,045 <text:s/></text:p>
          </table:table-cell>
          <table:table-cell table:style-name="ce42" office:value-type="float" office:value="317233.3185" calcext:value-type="float">
            <text:p><text:s/>317,2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7199.12" calcext:value-type="float">
            <text:p><text:s/>1,577,1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96.32" calcext:value-type="float">
            <text:p><text:s/>2,8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7708.951522207" calcext:value-type="float">
            <text:p><text:s/>307,709 <text:s/></text:p>
          </table:table-cell>
          <table:table-cell table:style-name="ce43" office:value-type="float" office:value="583898.316269038" calcext:value-type="float">
            <text:p><text:s/>583,898 <text:s/></text:p>
          </table:table-cell>
          <table:table-cell table:style-name="ce43" office:value-type="float" office:value="136755.02618048" calcext:value-type="float">
            <text:p><text:s/>136,755 <text:s/></text:p>
          </table:table-cell>
          <table:table-cell table:style-name="ce43" office:value-type="float" office:value="312631.546950222" calcext:value-type="float">
            <text:p><text:s/>312,63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808.026600729" calcext:value-type="float">
            <text:p><text:s/>35,80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85520.46" calcext:value-type="float">
            <text:p><text:s/>1,285,520 <text:s/></text:p>
          </table:table-cell>
          <table:table-cell table:style-name="ce42" office:value-type="float" office:value="1691499.5517" calcext:value-type="float">
            <text:p><text:s/>1,691,500 <text:s/></text:p>
          </table:table-cell>
          <table:table-cell table:style-name="ce42" office:value-type="float" office:value="272095.3746" calcext:value-type="float">
            <text:p><text:s/>272,095 <text:s/></text:p>
          </table:table-cell>
          <table:table-cell table:style-name="ce42" office:value-type="float" office:value="51519031.7966898" calcext:value-type="float">
            <text:p><text:s/>51,519,0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3482.5275988" calcext:value-type="float">
            <text:p><text:s/>2,243,483 <text:s/></text:p>
          </table:table-cell>
          <table:table-cell table:style-name="ce42" office:value-type="float" office:value="1446608.630124" calcext:value-type="float">
            <text:p><text:s/>1,446,6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85520.46" calcext:value-type="float">
            <text:p><text:s/>1,285,520 <text:s/></text:p>
          </table:table-cell>
          <table:table-cell table:style-name="ce42" office:value-type="float" office:value="1691499.5517" calcext:value-type="float">
            <text:p><text:s/>1,691,500 <text:s/></text:p>
          </table:table-cell>
          <table:table-cell table:style-name="ce42" office:value-type="float" office:value="272095.3746" calcext:value-type="float">
            <text:p><text:s/>272,095 <text:s/></text:p>
          </table:table-cell>
          <table:table-cell table:style-name="ce42" office:value-type="float" office:value="46880386.0561074" calcext:value-type="float">
            <text:p><text:s/>46,880,3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3482.5275988" calcext:value-type="float">
            <text:p><text:s/>2,243,483 <text:s/></text:p>
          </table:table-cell>
          <table:table-cell table:style-name="ce42" office:value-type="float" office:value="1175261.9551416" calcext:value-type="float">
            <text:p><text:s/>1,175,2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38645.7405824" calcext:value-type="float">
            <text:p><text:s/>4,638,64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71346.6749824" calcext:value-type="float">
            <text:p><text:s/>271,3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02305.18" calcext:value-type="float">
            <text:p><text:s/>202,305 <text:s/></text:p>
          </table:table-cell>
          <table:table-cell table:style-name="ce42" office:value-type="float" office:value="876827.2506" calcext:value-type="float">
            <text:p><text:s/>876,827 <text:s/></text:p>
          </table:table-cell>
          <table:table-cell table:style-name="ce42" office:value-type="float" office:value="77863.6614" calcext:value-type="float">
            <text:p><text:s/>77,864 <text:s/></text:p>
          </table:table-cell>
          <table:table-cell table:style-name="ce42" office:value-type="float" office:value="2953712.13748228" calcext:value-type="float">
            <text:p><text:s/>2,953,7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7394.83397204" calcext:value-type="float">
            <text:p><text:s/>2,207,395 <text:s/></text:p>
          </table:table-cell>
          <table:table-cell table:style-name="ce42" office:value-type="float" office:value="65389.9967996548" calcext:value-type="float">
            <text:p><text:s/>65,3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4.4" calcext:value-type="float">
            <text:p><text:s/>2,2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3652.16" calcext:value-type="float">
            <text:p><text:s/>163,652 <text:s/></text:p>
          </table:table-cell>
          <table:table-cell table:style-name="ce42" office:value-type="float" office:value="323698.2" calcext:value-type="float">
            <text:p><text:s/>323,698 <text:s/></text:p>
          </table:table-cell>
          <table:table-cell table:style-name="ce42" office:value-type="float" office:value="77863.6614" calcext:value-type="float">
            <text:p><text:s/>77,864 <text:s/></text:p>
          </table:table-cell>
          <table:table-cell table:style-name="ce42" office:value-type="float" office:value="21322.56" calcext:value-type="float">
            <text:p><text:s/>21,3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8653.02" calcext:value-type="float">
            <text:p><text:s/>38,653 <text:s/></text:p>
          </table:table-cell>
          <table:table-cell table:style-name="ce42" office:value-type="float" office:value="553129.0506" calcext:value-type="float">
            <text:p><text:s/>553,1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.96" calcext:value-type="float">
            <text:p><text:s/>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27592.23565063" calcext:value-type="float">
            <text:p><text:s/>2,927,5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7394.83397204" calcext:value-type="float">
            <text:p><text:s/>2,207,395 <text:s/></text:p>
          </table:table-cell>
          <table:table-cell table:style-name="ce42" office:value-type="float" office:value="64625.674968" calcext:value-type="float">
            <text:p><text:s/>64,6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5.82" calcext:value-type="float">
            <text:p><text:s/>1,5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18.161831654795" calcext:value-type="float">
            <text:p><text:s/>91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64.321831654794" calcext:value-type="float">
            <text:p><text:s/>76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1310.18" calcext:value-type="float">
            <text:p><text:s/>11,310 <text:s/></text:p>
          </table:table-cell>
          <table:table-cell table:style-name="ce44" office:value-type="float" office:value="18905.0316" calcext:value-type="float">
            <text:p><text:s/>18,905 <text:s/></text:p>
          </table:table-cell>
          <table:table-cell table:style-name="ce44" office:value-type="float" office:value="4054.6086" calcext:value-type="float">
            <text:p><text:s/>4,05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64196.148477793" calcext:value-type="float">
            <text:p><text:s/>764,196 <text:s/></text:p>
          </table:table-cell>
          <table:table-cell table:style-name="ce44" office:value-type="float" office:value="211868.953230962" calcext:value-type="float">
            <text:p><text:s/>211,869 <text:s/></text:p>
          </table:table-cell>
          <table:table-cell table:style-name="ce44" office:value-type="float" office:value="53422.0784195195" calcext:value-type="float">
            <text:p><text:s/>53,422 <text:s/></text:p>
          </table:table-cell>
          <table:table-cell table:style-name="ce44" office:value-type="float" office:value="39303055.341803" calcext:value-type="float">
            <text:p><text:s/>39,303,05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79.667026029744" calcext:value-type="float">
            <text:p><text:s/>280 <text:s/></text:p>
          </table:table-cell>
          <table:table-cell table:style-name="ce44" office:value-type="float" office:value="3001583.31164388" calcext:value-type="float">
            <text:p><text:s/>3,001,58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64196.148477793" calcext:value-type="float">
            <text:p><text:s/>764,196 <text:s/></text:p>
          </table:table-cell>
          <table:table-cell table:style-name="ce44" office:value-type="float" office:value="211868.953230962" calcext:value-type="float">
            <text:p><text:s/>211,869 <text:s/></text:p>
          </table:table-cell>
          <table:table-cell table:style-name="ce44" office:value-type="float" office:value="53422.0784195195" calcext:value-type="float">
            <text:p><text:s/>53,422 <text:s/></text:p>
          </table:table-cell>
          <table:table-cell table:style-name="ce44" office:value-type="float" office:value="16694873.0759348" calcext:value-type="float">
            <text:p><text:s/>16,694,87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79.667026029744" calcext:value-type="float">
            <text:p><text:s/>280 <text:s/></text:p>
          </table:table-cell>
          <table:table-cell table:style-name="ce44" office:value-type="float" office:value="1540474.43441688" calcext:value-type="float">
            <text:p><text:s/>1,540,4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64196.148477793" calcext:value-type="float">
            <text:p><text:s/>764,196 <text:s/></text:p>
          </table:table-cell>
          <table:table-cell table:style-name="ce42" office:value-type="float" office:value="211868.953230962" calcext:value-type="float">
            <text:p><text:s/>211,869 <text:s/></text:p>
          </table:table-cell>
          <table:table-cell table:style-name="ce42" office:value-type="float" office:value="53422.0784195195" calcext:value-type="float">
            <text:p><text:s/>53,422 <text:s/></text:p>
          </table:table-cell>
          <table:table-cell table:style-name="ce42" office:value-type="float" office:value="2498478.86099784" calcext:value-type="float">
            <text:p><text:s/>2,498,4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.667026029744" calcext:value-type="float">
            <text:p><text:s/>280 <text:s/></text:p>
          </table:table-cell>
          <table:table-cell table:style-name="ce42" office:value-type="float" office:value="313498.389479885" calcext:value-type="float">
            <text:p><text:s/>313,4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63.32189" calcext:value-type="float">
            <text:p><text:s/>33,7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89.92189" calcext:value-type="float">
            <text:p><text:s/>2,6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874.939281039" calcext:value-type="float">
            <text:p><text:s/>213,8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10.65860688493" calcext:value-type="float">
            <text:p><text:s/>5,4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176.334929842" calcext:value-type="float">
            <text:p><text:s/>264,1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2.927519" calcext:value-type="float">
            <text:p><text:s/>6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93.123945" calcext:value-type="float">
            <text:p><text:s/>21,9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1.203945" calcext:value-type="float">
            <text:p><text:s/>2,5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54.580599" calcext:value-type="float">
            <text:p><text:s/>6,0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.180599" calcext:value-type="float">
            <text:p><text:s/>1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734.1311838283" calcext:value-type="float">
            <text:p><text:s/>95,7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81.975418" calcext:value-type="float">
            <text:p><text:s/>2,0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0.052954" calcext:value-type="float">
            <text:p><text:s/>3,3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6.572954" calcext:value-type="float">
            <text:p><text:s/>2,5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074.86" calcext:value-type="float">
            <text:p><text:s/>5,0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9892.46518841" calcext:value-type="float">
            <text:p><text:s/>809,8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.667026029744" calcext:value-type="float">
            <text:p><text:s/>280 <text:s/></text:p>
          </table:table-cell>
          <table:table-cell table:style-name="ce42" office:value-type="float" office:value="172420.37442" calcext:value-type="float">
            <text:p><text:s/>172,4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205.801734832" calcext:value-type="float">
            <text:p><text:s/>542,2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632.17269" calcext:value-type="float">
            <text:p><text:s/>45,6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29012.066560717" calcext:value-type="float">
            <text:p>( 429,01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5632.17269" calcext:value-type="float">
            <text:p>( 45,63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2823.175174115" calcext:value-type="float">
            <text:p>( 112,82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70.56" calcext:value-type="float">
            <text:p>( 37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193.412970004" calcext:value-type="float">
            <text:p><text:s/>100,1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.667026029744" calcext:value-type="float">
            <text:p><text:s/>2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604.1687535744" calcext:value-type="float">
            <text:p><text:s/>36,6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074.86" calcext:value-type="float">
            <text:p><text:s/>5,075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30889.08173" calcext:value-type="float">
            <text:p><text:s/>130,88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26788.20173" calcext:value-type="float">
            <text:p><text:s/>126,7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024.499051" calcext:value-type="float">
            <text:p><text:s/>99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63.739051" calcext:value-type="float">
            <text:p><text:s/>2,9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239.741106" calcext:value-type="float">
            <text:p><text:s/>42,2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25.021106" calcext:value-type="float">
            <text:p><text:s/>2,82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4036.224213" calcext:value-type="float">
            <text:p><text:s/>64,03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366.624213" calcext:value-type="float">
            <text:p><text:s/>3,3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166.401925" calcext:value-type="float">
            <text:p><text:s/>221,1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07.301925" calcext:value-type="float">
            <text:p><text:s/>7,2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784.82" calcext:value-type="float">
            <text:p><text:s/>37,7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381.581925" calcext:value-type="float">
            <text:p><text:s/>183,3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07.301925" calcext:value-type="float">
            <text:p><text:s/>7,2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222.95032" calcext:value-type="float">
            <text:p>( 5,22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114.47032" calcext:value-type="float">
            <text:p>( 5,11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872.07964" calcext:value-type="float">
            <text:p>( 2,87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785.23964" calcext:value-type="float">
            <text:p>( 1,78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59121.288477793" calcext:value-type="float">
            <text:p><text:s/>759,121 <text:s/></text:p>
          </table:table-cell>
          <table:table-cell table:style-name="ce42" office:value-type="float" office:value="211868.953230962" calcext:value-type="float">
            <text:p><text:s/>211,869 <text:s/></text:p>
          </table:table-cell>
          <table:table-cell table:style-name="ce42" office:value-type="float" office:value="53422.0784195195" calcext:value-type="float">
            <text:p><text:s/>53,422 <text:s/></text:p>
          </table:table-cell>
          <table:table-cell table:style-name="ce42" office:value-type="float" office:value="278083.991292" calcext:value-type="float">
            <text:p><text:s/>278,0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34.233692" calcext:value-type="float">
            <text:p><text:s/>15,7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59121.288477793" calcext:value-type="float">
            <text:p><text:s/>759,121 <text:s/></text:p>
          </table:table-cell>
          <table:table-cell table:style-name="ce42" office:value-type="float" office:value="211868.953230962" calcext:value-type="float">
            <text:p><text:s/>211,869 <text:s/></text:p>
          </table:table-cell>
          <table:table-cell table:style-name="ce42" office:value-type="float" office:value="53422.0784195195" calcext:value-type="float">
            <text:p><text:s/>53,422 <text:s/></text:p>
          </table:table-cell>
          <table:table-cell table:style-name="ce42" office:value-type="float" office:value="235747.09524" calcext:value-type="float">
            <text:p><text:s/>235,7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22.69764" calcext:value-type="float">
            <text:p><text:s/>9,0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336.896052" calcext:value-type="float">
            <text:p><text:s/>42,3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11.536052" calcext:value-type="float">
            <text:p><text:s/>6,7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912.240225" calcext:value-type="float">
            <text:p>( 6,91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15.440225" calcext:value-type="float">
            <text:p>( 4,91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628.022102" calcext:value-type="float">
            <text:p><text:s/>56,6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14.992102" calcext:value-type="float">
            <text:p><text:s/>3,51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387.480955" calcext:value-type="float">
            <text:p><text:s/>8,38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635.640955" calcext:value-type="float">
            <text:p><text:s/>2,6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170.4454767008" calcext:value-type="float">
            <text:p><text:s/>58,1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75.91965" calcext:value-type="float">
            <text:p><text:s/>3,0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52.926344" calcext:value-type="float">
            <text:p><text:s/>32,3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99.616344" calcext:value-type="float">
            <text:p><text:s/>5,8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982.600561" calcext:value-type="float">
            <text:p><text:s/>86,9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232.120561" calcext:value-type="float">
            <text:p><text:s/>77,2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0.5720000168" calcext:value-type="float">
            <text:p><text:s/>7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465.564529" calcext:value-type="float">
            <text:p><text:s/>65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7.364529" calcext:value-type="float">
            <text:p><text:s/>7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371.441472" calcext:value-type="float">
            <text:p><text:s/>36,37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11109.6132905" calcext:value-type="float">
            <text:p><text:s/>11,711,1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016.5567305" calcext:value-type="float">
            <text:p><text:s/>71,0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000.8" calcext:value-type="float">
            <text:p><text:s/>89,0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51718.5332905" calcext:value-type="float">
            <text:p><text:s/>11,451,7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016.5567305" calcext:value-type="float">
            <text:p><text:s/>71,0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45.48" calcext:value-type="float">
            <text:p><text:s/>24,9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444.8" calcext:value-type="float">
            <text:p><text:s/>145,4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2910.802544" calcext:value-type="float">
            <text:p><text:s/>432,9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.399104" calcext:value-type="float">
            <text:p><text:s/>1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469.242544" calcext:value-type="float">
            <text:p><text:s/>89,4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.399104" calcext:value-type="float">
            <text:p><text:s/>15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3441.56" calcext:value-type="float">
            <text:p><text:s/>343,44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1183.760115274" calcext:value-type="float">
            <text:p><text:s/>961,1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615.050115274" calcext:value-type="float">
            <text:p><text:s/>64,6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658.055009274" calcext:value-type="float">
            <text:p><text:s/>438,6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202.515009274" calcext:value-type="float">
            <text:p><text:s/>64,2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80.84" calcext:value-type="float">
            <text:p><text:s/>6,1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78.12" calcext:value-type="float">
            <text:p><text:s/>11,7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12.64" calcext:value-type="float">
            <text:p><text:s/>9,5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09.3" calcext:value-type="float">
            <text:p><text:s/>4,5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1359.997984" calcext:value-type="float">
            <text:p><text:s/>361,3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7.397984" calcext:value-type="float">
            <text:p><text:s/>34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9184.807122" calcext:value-type="float">
            <text:p><text:s/>129,1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5.137122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91190.03898722" calcext:value-type="float">
            <text:p><text:s/>1,091,19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91190.03898722" calcext:value-type="float">
            <text:p><text:s/>1,091,1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08182.2658682" calcext:value-type="float">
            <text:p><text:s/>22,608,1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61108.877227" calcext:value-type="float">
            <text:p><text:s/>1,461,1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08182.2658682" calcext:value-type="float">
            <text:p><text:s/>22,608,1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61108.877227" calcext:value-type="float">
            <text:p><text:s/>1,461,1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127725.897227" calcext:value-type="float">
            <text:p>( 19,127,7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61108.877227" calcext:value-type="float">
            <text:p>( 1,461,1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35151.905054" calcext:value-type="float">
            <text:p><text:s/>735,152 <text:s/></text:p>
          </table:table-cell>
          <table:table-cell table:style-name="ce42" office:value-type="float" office:value="1199715.819619" calcext:value-type="float">
            <text:p><text:s/>1,199,716 <text:s/></text:p>
          </table:table-cell>
          <table:table-cell table:style-name="ce42" office:value-type="float" office:value="248867.212705" calcext:value-type="float">
            <text:p><text:s/>248,867 <text:s/></text:p>
          </table:table-cell>
          <table:table-cell table:style-name="ce42" office:value-type="float" office:value="8011069.322088" calcext:value-type="float">
            <text:p><text:s/>8,011,0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852.35521" calcext:value-type="float">
            <text:p><text:s/>196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03513.718" calcext:value-type="float">
            <text:p><text:s/>6,603,5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60.781075" calcext:value-type="float">
            <text:p><text:s/>8,4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35151.905054" calcext:value-type="float">
            <text:p><text:s/>735,152 <text:s/></text:p>
          </table:table-cell>
          <table:table-cell table:style-name="ce42" office:value-type="float" office:value="1199715.819619" calcext:value-type="float">
            <text:p><text:s/>1,199,716 <text:s/></text:p>
          </table:table-cell>
          <table:table-cell table:style-name="ce42" office:value-type="float" office:value="248867.212705" calcext:value-type="float">
            <text:p><text:s/>248,867 <text:s/></text:p>
          </table:table-cell>
          <table:table-cell table:style-name="ce42" office:value-type="float" office:value="1399094.823013" calcext:value-type="float">
            <text:p><text:s/>1,399,0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852.35521" calcext:value-type="float">
            <text:p><text:s/>196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2592.281106" calcext:value-type="float">
            <text:p><text:s/>732,5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32592.281106" calcext:value-type="float">
            <text:p><text:s/>732,59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32427.78" calcext:value-type="float">
            <text:p><text:s/>13,232,4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15407.04" calcext:value-type="float">
            <text:p><text:s/>4,215,4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1875.2" calcext:value-type="float">
            <text:p><text:s/>1,011,8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399933.6" calcext:value-type="float">
            <text:p><text:s/>2,399,9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473.94" calcext:value-type="float">
            <text:p><text:s/>339,474 <text:s/></text:p>
          </table:table-cell>
          <table:table-cell table:number-columns-repeated="2" table:style-name="ce42" office:value-type="float" office:value="-149060.106" calcext:value-type="float">
            <text:p><text:s/>-149,0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513.6" calcext:value-type="float">
            <text:p><text:s/>54,514 <text:s/></text:p>
          </table:table-cell>
          <table:table-cell table:style-name="ce42" office:value-type="float" office:value="1741.65" calcext:value-type="float">
            <text:p><text:s/>1,74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892953.84" calcext:value-type="float">
            <text:p><text:s/>12,892,954 <text:s/></text:p>
          </table:table-cell>
          <table:table-cell table:number-columns-repeated="2" table:style-name="ce43" office:value-type="float" office:value="-4066346.934" calcext:value-type="float">
            <text:p><text:s/>-4,066,34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466322.4" calcext:value-type="float">
            <text:p><text:s/>-3,466,322 <text:s/></text:p>
          </table:table-cell>
          <table:table-cell table:style-name="ce43" office:value-type="float" office:value="-1741.65" calcext:value-type="float">
            <text:p><text:s/>-1,7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79160.56" calcext:value-type="float">
            <text:p><text:s/>3,279,161 <text:s/></text:p>
          </table:table-cell>
          <table:table-cell table:number-columns-repeated="2" table:style-name="ce42" office:value-type="float" office:value="93100.8" calcext:value-type="float">
            <text:p><text:s/>93,1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57.6" calcext:value-type="float">
            <text:p><text:s/>10,2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.56" calcext:value-type="float">
            <text:p><text:s/>-2 <text:s/></text:p>
          </table:table-cell>
          <table:table-cell table:number-columns-repeated="2" table:style-name="ce43" office:value-type="float" office:value="-26262.132" calcext:value-type="float">
            <text:p><text:s/>-26,26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396" calcext:value-type="float">
            <text:p><text:s/>20,396 <text:s/></text:p>
          </table:table-cell>
          <table:table-cell table:style-name="ce43" office:value-type="float" office:value="-5970.4" calcext:value-type="float">
            <text:p><text:s/>-5,9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52822.18" calcext:value-type="float">
            <text:p><text:s/>8,052,822 <text:s/></text:p>
          </table:table-cell>
          <table:table-cell table:number-columns-repeated="2" table:style-name="ce42" office:value-type="float" office:value="11842411.542" calcext:value-type="float">
            <text:p><text:s/>11,842,4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1871.2" calcext:value-type="float">
            <text:p><text:s/>3,741,8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52822.18" calcext:value-type="float">
            <text:p><text:s/>8,052,822 <text:s/></text:p>
          </table:table-cell>
          <table:table-cell table:number-columns-repeated="2" table:style-name="ce42" office:value-type="float" office:value="7855813.6092" calcext:value-type="float">
            <text:p><text:s/>7,855,8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1871.2" calcext:value-type="float">
            <text:p><text:s/>3,741,8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986597.9328" calcext:value-type="float">
            <text:p><text:s/>3,986,59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97.22" calcext:value-type="float">
            <text:p><text:s/>3,1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52.04" calcext:value-type="float">
            <text:p><text:s/>1,6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35.82" calcext:value-type="float">
            <text:p><text:s/>1,5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9.36" calcext:value-type="float">
            <text:p><text:s/>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666617.02" calcext:value-type="float">
            <text:p><text:s/>17,666,617 <text:s/></text:p>
          </table:table-cell>
          <table:table-cell table:number-columns-repeated="2" table:style-name="ce44" office:value-type="float" office:value="7706028.72" calcext:value-type="float">
            <text:p><text:s/>7,706,02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4895.2" calcext:value-type="float">
            <text:p><text:s/>244,895 <text:s/></text:p>
          </table:table-cell>
          <table:table-cell table:style-name="ce44" office:value-type="float" office:value="4227.05" calcext:value-type="float">
            <text:p><text:s/>4,22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706028.72" calcext:value-type="float">
            <text:p><text:s/>7,706,02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4895.2" calcext:value-type="float">
            <text:p><text:s/>244,895 <text:s/></text:p>
          </table:table-cell>
          <table:table-cell table:style-name="ce44" office:value-type="float" office:value="4227.05" calcext:value-type="float">
            <text:p><text:s/>4,2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24.1" calcext:value-type="float">
            <text:p><text:s/>5,92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1.2" calcext:value-type="float">
            <text:p><text:s/>1,331 <text:s/></text:p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.28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0.58" calcext:value-type="float">
            <text:p><text:s/>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9.06" calcext:value-type="float">
            <text:p><text:s/>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6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" calcext:value-type="float">
            <text:p><text:s/>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.32" calcext:value-type="float">
            <text:p><text:s/>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7.2" calcext:value-type="float">
            <text:p><text:s/>1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4.94" calcext:value-type="float">
            <text:p><text:s/>1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7.14" calcext:value-type="float">
            <text:p><text:s/>1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7.8" calcext:value-type="float">
            <text:p>( 8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0.1" calcext:value-type="float">
            <text:p><text:s/>2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5.42" calcext:value-type="float">
            <text:p><text:s/>2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6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1.2" calcext:value-type="float">
            <text:p><text:s/>3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3.44" calcext:value-type="float">
            <text:p><text:s/>1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73.46" calcext:value-type="float">
            <text:p><text:s/>4,3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5.74" calcext:value-type="float">
            <text:p><text:s/>4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.4" calcext:value-type="float">
            <text:p><text:s/>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58679.62496" calcext:value-type="float">
            <text:p><text:s/>7,658,6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000.8" calcext:value-type="float">
            <text:p><text:s/>89,0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9000.8" calcext:value-type="float">
            <text:p><text:s/>89,0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658679.62496" calcext:value-type="float">
            <text:p><text:s/>7,658,6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593.15504" calcext:value-type="float">
            <text:p><text:s/>10,5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593.15504" calcext:value-type="float">
            <text:p><text:s/>10,5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831.84" calcext:value-type="float">
            <text:p><text:s/>30,8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563.2" calcext:value-type="float">
            <text:p><text:s/>154,563 <text:s/></text:p>
          </table:table-cell>
          <table:table-cell table:style-name="ce42" office:value-type="float" office:value="4225.35" calcext:value-type="float">
            <text:p><text:s/>4,2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130.1" calcext:value-type="float">
            <text:p><text:s/>2,1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68.8" calcext:value-type="float">
            <text:p><text:s/>7,7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67.46" calcext:value-type="float">
            <text:p><text:s/>2,2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420.48" calcext:value-type="float">
            <text:p><text:s/>18,4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563.2" calcext:value-type="float">
            <text:p><text:s/>154,563 <text:s/></text:p>
          </table:table-cell>
          <table:table-cell table:style-name="ce42" office:value-type="float" office:value="282.2" calcext:value-type="float">
            <text:p><text:s/>28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375.1" calcext:value-type="float">
            <text:p><text:s/>2,37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13.05" calcext:value-type="float">
            <text:p><text:s/>1,81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66617.02" calcext:value-type="float">
            <text:p><text:s/>17,666,6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66617.02" calcext:value-type="float">
            <text:p><text:s/>17,666,6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666617.02" calcext:value-type="float">
            <text:p>( 17,666,6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6056" calcext:value-type="float">
            <text:p><text:s/>1,816,0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985.28" calcext:value-type="float">
            <text:p><text:s/>298,985 <text:s/></text:p>
          </table:table-cell>
          <table:table-cell table:style-name="ce42" office:value-type="float" office:value="50936" calcext:value-type="float">
            <text:p><text:s/>50,936 <text:s/></text:p>
          </table:table-cell>
          <table:table-cell table:style-name="ce42" office:value-type="float" office:value="1286085.6123433" calcext:value-type="float">
            <text:p><text:s/>1,286,086 <text:s/></text:p>
          </table:table-cell>
          <table:table-cell table:style-name="ce42" office:value-type="float" office:value="106774.2" calcext:value-type="float">
            <text:p><text:s/>106,774 <text:s/></text:p>
          </table:table-cell>
          <table:table-cell table:style-name="ce42" office:value-type="float" office:value="46332.46" calcext:value-type="float">
            <text:p><text:s/>46,332 <text:s/></text:p>
          </table:table-cell>
          <table:table-cell table:style-name="ce42" office:value-type="float" office:value="317233.8" calcext:value-type="float">
            <text:p><text:s/>317,2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853274.76" calcext:value-type="float">
            <text:p><text:s/>9,853,275 <text:s/></text:p>
          </table:table-cell>
          <table:table-cell table:style-name="ce42" office:value-type="float" office:value="721230.72" calcext:value-type="float">
            <text:p><text:s/>721,231 <text:s/></text:p>
          </table:table-cell>
          <table:table-cell table:style-name="ce42" office:value-type="float" office:value="99" calcext:value-type="float">
            <text:p><text:s/>99 <text:s/></text:p>
          </table:table-cell>
          <table:table-cell table:style-name="ce42" office:value-type="float" office:value="766639.68" calcext:value-type="float">
            <text:p><text:s/>766,640 <text:s/></text:p>
          </table:table-cell>
          <table:table-cell table:style-name="ce42" office:value-type="float" office:value="267594" calcext:value-type="float">
            <text:p><text:s/>267,594 <text:s/></text:p>
          </table:table-cell>
          <table:table-cell table:style-name="ce42" office:value-type="float" office:value="209758.035702098" calcext:value-type="float">
            <text:p><text:s/>209,758 <text:s/></text:p>
          </table:table-cell>
          <table:table-cell table:style-name="ce42" office:value-type="float" office:value="19044.9" calcext:value-type="float">
            <text:p><text:s/>19,045 <text:s/></text:p>
          </table:table-cell>
          <table:table-cell table:style-name="ce42" office:value-type="float" office:value="335498.08" calcext:value-type="float">
            <text:p><text:s/>335,498 <text:s/></text:p>
          </table:table-cell>
          <table:table-cell table:style-name="ce42" office:value-type="float" office:value="83490.3" calcext:value-type="float">
            <text:p><text:s/>83,4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09212.6" calcext:value-type="float">
            <text:p><text:s/>109,213 <text:s/></text:p>
          </table:table-cell>
          <table:table-cell table:style-name="ce42" office:value-type="float" office:value="1064214.72" calcext:value-type="float">
            <text:p><text:s/>1,064,2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.56" calcext:value-type="float">
            <text:p><text:s/>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82622.72756" calcext:value-type="float">
            <text:p><text:s/>-182,623 <text:s/></text:p>
          </table:table-cell>
          <table:table-cell table:style-name="ce42" office:value-type="float" office:value="120424.238016" calcext:value-type="float">
            <text:p><text:s/>120,424 <text:s/></text:p>
          </table:table-cell>
          <table:table-cell table:style-name="ce42" office:value-type="float" office:value="-4823.1" calcext:value-type="float">
            <text:p><text:s/>-4,823 <text:s/></text:p>
          </table:table-cell>
          <table:table-cell table:style-name="ce42" office:value-type="float" office:value="-5892.48" calcext:value-type="float">
            <text:p><text:s/>-5,892 <text:s/></text:p>
          </table:table-cell>
          <table:table-cell table:style-name="ce42" office:value-type="float" office:value="-29969" calcext:value-type="float">
            <text:p><text:s/>-29,969 <text:s/></text:p>
          </table:table-cell>
          <table:table-cell table:style-name="ce42" office:value-type="float" office:value="-7030.09999999997" calcext:value-type="float">
            <text:p><text:s/>-7,0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9.68" calcext:value-type="float">
            <text:p><text:s/>-20 <text:s/></text:p>
          </table:table-cell>
          <table:table-cell table:style-name="ce42" office:value-type="float" office:value="-204480" calcext:value-type="float">
            <text:p><text:s/>-204,4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779864.63244" calcext:value-type="float">
            <text:p><text:s/>-9,779,865 <text:s/></text:p>
          </table:table-cell>
          <table:table-cell table:style-name="ce43" office:value-type="float" office:value="-89813.678016" calcext:value-type="float">
            <text:p><text:s/>-89,814 <text:s/></text:p>
          </table:table-cell>
          <table:table-cell table:style-name="ce43" office:value-type="float" office:value="4724.1" calcext:value-type="float">
            <text:p><text:s/>4,724 <text:s/></text:p>
          </table:table-cell>
          <table:table-cell table:style-name="ce43" office:value-type="float" office:value="-461772.48" calcext:value-type="float">
            <text:p><text:s/>-461,772 <text:s/></text:p>
          </table:table-cell>
          <table:table-cell table:style-name="ce43" office:value-type="float" office:value="-186689" calcext:value-type="float">
            <text:p><text:s/>-186,689 <text:s/></text:p>
          </table:table-cell>
          <table:table-cell table:style-name="ce43" office:value-type="float" office:value="1083357.6766412" calcext:value-type="float">
            <text:p><text:s/>1,083,358 <text:s/></text:p>
          </table:table-cell>
          <table:table-cell table:style-name="ce43" office:value-type="float" office:value="87729.3" calcext:value-type="float">
            <text:p><text:s/>87,729 <text:s/></text:p>
          </table:table-cell>
          <table:table-cell table:style-name="ce43" office:value-type="float" office:value="-289145.94" calcext:value-type="float">
            <text:p><text:s/>-289,146 <text:s/></text:p>
          </table:table-cell>
          <table:table-cell table:style-name="ce43" office:value-type="float" office:value="438223.5" calcext:value-type="float">
            <text:p><text:s/>438,2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89705.28" calcext:value-type="float">
            <text:p><text:s/>89,705 <text:s/></text:p>
          </table:table-cell>
          <table:table-cell table:style-name="ce42" office:value-type="float" office:value="1797947.52" calcext:value-type="float">
            <text:p><text:s/>1,797,948 <text:s/></text:p>
          </table:table-cell>
          <table:table-cell table:style-name="ce42" office:value-type="float" office:value="1755.9" calcext:value-type="float">
            <text:p><text:s/>1,756 <text:s/></text:p>
          </table:table-cell>
          <table:table-cell table:style-name="ce42" office:value-type="float" office:value="9384.96" calcext:value-type="float">
            <text:p><text:s/>9,3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0.07" calcext:value-type="float">
            <text:p><text:s/>2,6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622" calcext:value-type="float">
            <text:p><text:s/>305,62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95411.468" calcext:value-type="float">
            <text:p><text:s/>-195,411 <text:s/></text:p>
          </table:table-cell>
          <table:table-cell table:style-name="ce43" office:value-type="float" office:value="-227171.419041" calcext:value-type="float">
            <text:p><text:s/>-227,1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2210.7679999832" calcext:value-type="float">
            <text:p><text:s/>72,211 <text:s/></text:p>
          </table:table-cell>
          <table:table-cell table:style-name="ce42" office:value-type="float" office:value="1578940.9281377" calcext:value-type="float">
            <text:p><text:s/>1,578,9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583.434916915" calcext:value-type="float">
            <text:p><text:s/>191,583 <text:s/></text:p>
          </table:table-cell>
          <table:table-cell table:style-name="ce42" office:value-type="float" office:value="14183.8292948944" calcext:value-type="float">
            <text:p><text:s/>14,1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0050.96" calcext:value-type="float">
            <text:p><text:s/>70,051 <text:s/></text:p>
          </table:table-cell>
          <table:table-cell table:style-name="ce42" office:value-type="float" office:value="1507148.16" calcext:value-type="float">
            <text:p><text:s/>1,507,1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6.32" calcext:value-type="float">
            <text:p><text:s/>2,8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159.8079999832" calcext:value-type="float">
            <text:p><text:s/>2,160 <text:s/></text:p>
          </table:table-cell>
          <table:table-cell table:style-name="ce43" office:value-type="float" office:value="68896.4481377013" calcext:value-type="float">
            <text:p><text:s/>68,89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91583.434916915" calcext:value-type="float">
            <text:p><text:s/>191,583 <text:s/></text:p>
          </table:table-cell>
          <table:table-cell table:style-name="ce43" office:value-type="float" office:value="14183.8292948944" calcext:value-type="float">
            <text:p><text:s/>14,1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426172.00444" calcext:value-type="float">
            <text:p><text:s/>14,426,172 <text:s/></text:p>
          </table:table-cell>
          <table:table-cell table:style-name="ce42" office:value-type="float" office:value="5939311.330527" calcext:value-type="float">
            <text:p><text:s/>5,939,311 <text:s/></text:p>
          </table:table-cell>
          <table:table-cell table:style-name="ce42" office:value-type="float" office:value="797.4" calcext:value-type="float">
            <text:p><text:s/>797 <text:s/></text:p>
          </table:table-cell>
          <table:table-cell table:style-name="ce42" office:value-type="float" office:value="966470.4" calcext:value-type="float">
            <text:p><text:s/>966,470 <text:s/></text:p>
          </table:table-cell>
          <table:table-cell table:style-name="ce42" office:value-type="float" office:value="635725" calcext:value-type="float">
            <text:p><text:s/>635,725 <text:s/></text:p>
          </table:table-cell>
          <table:table-cell table:style-name="ce42" office:value-type="float" office:value="90221" calcext:value-type="float">
            <text:p><text:s/>90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5989.52" calcext:value-type="float">
            <text:p><text:s/>965,990 <text:s/></text:p>
          </table:table-cell>
          <table:table-cell table:style-name="ce42" office:value-type="float" office:value="1167149.062" calcext:value-type="float">
            <text:p><text:s/>1,167,1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255129.99484" calcext:value-type="float">
            <text:p><text:s/>14,255,130 <text:s/></text:p>
          </table:table-cell>
          <table:table-cell table:style-name="ce42" office:value-type="float" office:value="5939311.330527" calcext:value-type="float">
            <text:p><text:s/>5,939,311 <text:s/></text:p>
          </table:table-cell>
          <table:table-cell table:style-name="ce42" office:value-type="float" office:value="797.4" calcext:value-type="float">
            <text:p><text:s/>797 <text:s/></text:p>
          </table:table-cell>
          <table:table-cell table:style-name="ce42" office:value-type="float" office:value="966470.4" calcext:value-type="float">
            <text:p><text:s/>966,470 <text:s/></text:p>
          </table:table-cell>
          <table:table-cell table:style-name="ce42" office:value-type="float" office:value="635725" calcext:value-type="float">
            <text:p><text:s/>635,725 <text:s/></text:p>
          </table:table-cell>
          <table:table-cell table:style-name="ce42" office:value-type="float" office:value="90221" calcext:value-type="float">
            <text:p><text:s/>90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5989.52" calcext:value-type="float">
            <text:p><text:s/>965,990 <text:s/></text:p>
          </table:table-cell>
          <table:table-cell table:style-name="ce42" office:value-type="float" office:value="957489.9388" calcext:value-type="float">
            <text:p><text:s/>957,49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71042.0096" calcext:value-type="float">
            <text:p><text:s/>171,04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09659.1232" calcext:value-type="float">
            <text:p><text:s/>209,6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1358.68" calcext:value-type="float">
            <text:p><text:s/>21,359 <text:s/></text:p>
          </table:table-cell>
          <table:table-cell table:style-name="ce42" office:value-type="float" office:value="171745.130922394" calcext:value-type="float">
            <text:p><text:s/>171,7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2875.165083085" calcext:value-type="float">
            <text:p><text:s/>442,875 <text:s/></text:p>
          </table:table-cell>
          <table:table-cell table:style-name="ce42" office:value-type="float" office:value="41749.4107051056" calcext:value-type="float">
            <text:p><text:s/>41,7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4.4" calcext:value-type="float">
            <text:p><text:s/>2,2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22.56" calcext:value-type="float">
            <text:p><text:s/>21,3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.96" calcext:value-type="float">
            <text:p><text:s/>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1341.88" calcext:value-type="float">
            <text:p><text:s/>21,342 <text:s/></text:p>
          </table:table-cell>
          <table:table-cell table:style-name="ce42" office:value-type="float" office:value="147951.530922394" calcext:value-type="float">
            <text:p><text:s/>147,9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2875.165083085" calcext:value-type="float">
            <text:p><text:s/>442,875 <text:s/></text:p>
          </table:table-cell>
          <table:table-cell table:style-name="ce42" office:value-type="float" office:value="41749.4107051056" calcext:value-type="float">
            <text:p><text:s/>41,7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6.8" calcext:value-type="float">
            <text:p><text:s/>17 <text:s/></text:p>
          </table:table-cell>
          <table:table-cell table:style-name="ce43" office:value-type="float" office:value="127.68" calcext:value-type="float">
            <text:p><text:s/>1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58444.11200002" calcext:value-type="float">
            <text:p><text:s/>4,658,444 <text:s/></text:p>
          </table:table-cell>
          <table:table-cell table:style-name="ce44" office:value-type="float" office:value="2528035.4924919" calcext:value-type="float">
            <text:p><text:s/>2,528,035 <text:s/></text:p>
          </table:table-cell>
          <table:table-cell table:style-name="ce44" office:value-type="float" office:value="3765.6" calcext:value-type="float">
            <text:p><text:s/>3,766 <text:s/></text:p>
          </table:table-cell>
          <table:table-cell table:style-name="ce44" office:value-type="float" office:value="495312.96" calcext:value-type="float">
            <text:p><text:s/>495,313 <text:s/></text:p>
          </table:table-cell>
          <table:table-cell table:style-name="ce44" office:value-type="float" office:value="449036" calcext:value-type="float">
            <text:p><text:s/>449,036 <text:s/></text:p>
          </table:table-cell>
          <table:table-cell table:style-name="ce44" office:value-type="float" office:value="1170898.6066412" calcext:value-type="float">
            <text:p><text:s/>1,170,899 <text:s/></text:p>
          </table:table-cell>
          <table:table-cell table:style-name="ce44" office:value-type="float" office:value="87729.3" calcext:value-type="float">
            <text:p><text:s/>87,729 <text:s/></text:p>
          </table:table-cell>
          <table:table-cell table:style-name="ce44" office:value-type="float" office:value="42384.98" calcext:value-type="float">
            <text:p><text:s/>42,385 <text:s/></text:p>
          </table:table-cell>
          <table:table-cell table:style-name="ce44" office:value-type="float" office:value="1243817.322" calcext:value-type="float">
            <text:p><text:s/>1,243,81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58444.11200002" calcext:value-type="float">
            <text:p><text:s/>4,658,444 <text:s/></text:p>
          </table:table-cell>
          <table:table-cell table:style-name="ce44" office:value-type="float" office:value="2528035.4924919" calcext:value-type="float">
            <text:p><text:s/>2,528,03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488.4" calcext:value-type="float">
            <text:p><text:s/>12,4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4914.152000017" calcext:value-type="float">
            <text:p><text:s/>104,914 <text:s/></text:p>
          </table:table-cell>
          <table:table-cell table:style-name="ce42" office:value-type="float" office:value="2060041.25249191" calcext:value-type="float">
            <text:p><text:s/>2,060,0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488.4" calcext:value-type="float">
            <text:p><text:s/>12,4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4838.4" calcext:value-type="float">
            <text:p><text:s/>4,838 <text:s/></text:p>
          </table:table-cell>
          <table:table-cell table:style-name="ce42" office:value-type="float" office:value="26214.72" calcext:value-type="float">
            <text:p><text:s/>26,2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027.36" calcext:value-type="float">
            <text:p><text:s/>3,027 <text:s/></text:p>
          </table:table-cell>
          <table:table-cell table:style-name="ce42" office:value-type="float" office:value="205116.340674154" calcext:value-type="float">
            <text:p><text:s/>205,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278.08" calcext:value-type="float">
            <text:p><text:s/>2,278 <text:s/></text:p>
          </table:table-cell>
          <table:table-cell table:style-name="ce42" office:value-type="float" office:value="261255.327410842" calcext:value-type="float">
            <text:p><text:s/>261,2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7.04" calcext:value-type="float">
            <text:p><text:s/>47 <text:s/></text:p>
          </table:table-cell>
          <table:table-cell table:style-name="ce42" office:value-type="float" office:value="19394.88" calcext:value-type="float">
            <text:p><text:s/>19,3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42.4" calcext:value-type="float">
            <text:p><text:s/>5,9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36.76" calcext:value-type="float">
            <text:p><text:s/>537 <text:s/></text:p>
          </table:table-cell>
          <table:table-cell table:style-name="ce42" office:value-type="float" office:value="93016.3357658283" calcext:value-type="float">
            <text:p><text:s/>93,0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94.08" calcext:value-type="float">
            <text:p><text:s/>94 <text:s/></text:p>
          </table:table-cell>
          <table:table-cell table:style-name="ce42" office:value-type="float" office:value="774.72" calcext:value-type="float">
            <text:p><text:s/>7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0072.6" calcext:value-type="float">
            <text:p><text:s/>60,073 <text:s/></text:p>
          </table:table-cell>
          <table:table-cell table:style-name="ce42" office:value-type="float" office:value="577095.823742381" calcext:value-type="float">
            <text:p><text:s/>577,0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9667.72" calcext:value-type="float">
            <text:p><text:s/>59,668 <text:s/></text:p>
          </table:table-cell>
          <table:table-cell table:style-name="ce42" office:value-type="float" office:value="436905.909044832" calcext:value-type="float">
            <text:p><text:s/>436,9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488.48" calcext:value-type="float">
            <text:p>( 1,488 <text:s/>)</text:p>
          </table:table-cell>
          <table:table-cell table:style-name="ce45" office:value-type="float" office:value="381891.413870717" calcext:value-type="float">
            <text:p>( 381,89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8179.24" calcext:value-type="float">
            <text:p>( 58,179 <text:s/>)</text:p>
          </table:table-cell>
          <table:table-cell table:style-name="ce45" office:value-type="float" office:value="54643.9351741152" calcext:value-type="float">
            <text:p>( 54,64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0.56" calcext:value-type="float">
            <text:p>( 37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913.7459439744" calcext:value-type="float">
            <text:p><text:s/>99,9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580.1687535744" calcext:value-type="float">
            <text:p><text:s/>36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04.88" calcext:value-type="float">
            <text:p><text:s/>405 <text:s/></text:p>
          </table:table-cell>
          <table:table-cell table:style-name="ce46" office:value-type="float" office:value="3696" calcext:value-type="float">
            <text:p><text:s/>3,69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573.32" calcext:value-type="float">
            <text:p><text:s/>1,573 <text:s/></text:p>
          </table:table-cell>
          <table:table-cell table:style-name="ce42" office:value-type="float" office:value="93145.92" calcext:value-type="float">
            <text:p><text:s/>93,1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3.44" calcext:value-type="float">
            <text:p><text:s/>13 <text:s/></text:p>
          </table:table-cell>
          <table:table-cell table:style-name="ce42" office:value-type="float" office:value="39401.28" calcext:value-type="float">
            <text:p><text:s/>39,4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63.84" calcext:value-type="float">
            <text:p><text:s/>64 <text:s/></text:p>
          </table:table-cell>
          <table:table-cell table:style-name="ce46" office:value-type="float" office:value="60605.76" calcext:value-type="float">
            <text:p><text:s/>60,60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3255.2" calcext:value-type="float">
            <text:p><text:s/>13,255 <text:s/></text:p>
          </table:table-cell>
          <table:table-cell table:style-name="ce42" office:value-type="float" office:value="200568.96" calcext:value-type="float">
            <text:p><text:s/>200,5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889.36" calcext:value-type="float">
            <text:p><text:s/>11,889 <text:s/></text:p>
          </table:table-cell>
          <table:table-cell table:style-name="ce42" office:value-type="float" office:value="25768.32" calcext:value-type="float">
            <text:p><text:s/>25,7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365.84" calcext:value-type="float">
            <text:p><text:s/>1,366 <text:s/></text:p>
          </table:table-cell>
          <table:table-cell table:style-name="ce42" office:value-type="float" office:value="174800.64" calcext:value-type="float">
            <text:p><text:s/>174,8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8.48" calcext:value-type="float">
            <text:p>( 10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079.04" calcext:value-type="float">
            <text:p>( 1,07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558.72" calcext:value-type="float">
            <text:p><text:s/>6,559 <text:s/></text:p>
          </table:table-cell>
          <table:table-cell table:style-name="ce42" office:value-type="float" office:value="243072.5376" calcext:value-type="float">
            <text:p><text:s/>243,0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488.4" calcext:value-type="float">
            <text:p><text:s/>12,4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531" calcext:value-type="float">
            <text:p><text:s/>6,531 <text:s/></text:p>
          </table:table-cell>
          <table:table-cell table:style-name="ce42" office:value-type="float" office:value="207479.5776" calcext:value-type="float">
            <text:p><text:s/>207,4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488.4" calcext:value-type="float">
            <text:p><text:s/>12,4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7.72" calcext:value-type="float">
            <text:p><text:s/>28 <text:s/></text:p>
          </table:table-cell>
          <table:table-cell table:style-name="ce42" office:value-type="float" office:value="35592.96" calcext:value-type="float">
            <text:p><text:s/>35,5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996.8" calcext:value-type="float">
            <text:p>( 1,99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27.64" calcext:value-type="float">
            <text:p><text:s/>228 <text:s/></text:p>
          </table:table-cell>
          <table:table-cell table:style-name="ce42" office:value-type="float" office:value="52880.64" calcext:value-type="float">
            <text:p><text:s/>52,8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54.56" calcext:value-type="float">
            <text:p><text:s/>155 <text:s/></text:p>
          </table:table-cell>
          <table:table-cell table:style-name="ce46" office:value-type="float" office:value="5566.08" calcext:value-type="float">
            <text:p><text:s/>5,56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593.08" calcext:value-type="float">
            <text:p><text:s/>2,593 <text:s/></text:p>
          </table:table-cell>
          <table:table-cell table:style-name="ce42" office:value-type="float" office:value="52308.0058267008" calcext:value-type="float">
            <text:p><text:s/>52,3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052.6" calcext:value-type="float">
            <text:p><text:s/>5,053 <text:s/></text:p>
          </table:table-cell>
          <table:table-cell table:style-name="ce42" office:value-type="float" office:value="17126.4" calcext:value-type="float">
            <text:p><text:s/>17,1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95.76" calcext:value-type="float">
            <text:p><text:s/>96 <text:s/></text:p>
          </table:table-cell>
          <table:table-cell table:style-name="ce42" office:value-type="float" office:value="9654.72" calcext:value-type="float">
            <text:p><text:s/>9,6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82.9120000168" calcext:value-type="float">
            <text:p><text:s/>283 <text:s/></text:p>
          </table:table-cell>
          <table:table-cell table:style-name="ce42" office:value-type="float" office:value="1.92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148.76" calcext:value-type="float">
            <text:p><text:s/>4,149 <text:s/></text:p>
          </table:table-cell>
          <table:table-cell table:style-name="ce42" office:value-type="float" office:value="60527.04" calcext:value-type="float">
            <text:p><text:s/>60,5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6371.441472" calcext:value-type="float">
            <text:p><text:s/>36,3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827688.4716" calcext:value-type="float">
            <text:p><text:s/>3,827,688 <text:s/></text:p>
          </table:table-cell>
          <table:table-cell table:style-name="ce42" office:value-type="float" office:value="64724.16" calcext:value-type="float">
            <text:p><text:s/>64,7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722022.3516" calcext:value-type="float">
            <text:p><text:s/>3,722,02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4945.48" calcext:value-type="float">
            <text:p><text:s/>24,9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0720.64" calcext:value-type="float">
            <text:p><text:s/>80,721 <text:s/></text:p>
          </table:table-cell>
          <table:table-cell table:style-name="ce42" office:value-type="float" office:value="64724.16" calcext:value-type="float">
            <text:p><text:s/>64,7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86236.2084" calcext:value-type="float">
            <text:p><text:s/>386,236 <text:s/></text:p>
          </table:table-cell>
          <table:table-cell table:style-name="ce42" office:value-type="float" office:value="35927.04" calcext:value-type="float">
            <text:p><text:s/>35,9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76125.8484" calcext:value-type="float">
            <text:p><text:s/>76,126 <text:s/></text:p>
          </table:table-cell>
          <table:table-cell table:style-name="ce42" office:value-type="float" office:value="2595.84" calcext:value-type="float">
            <text:p><text:s/>2,5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10110.36" calcext:value-type="float">
            <text:p><text:s/>310,110 <text:s/></text:p>
          </table:table-cell>
          <table:table-cell table:style-name="ce43" office:value-type="float" office:value="33331.2" calcext:value-type="float">
            <text:p><text:s/>33,33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9605.28" calcext:value-type="float">
            <text:p><text:s/>339,605 <text:s/></text:p>
          </table:table-cell>
          <table:table-cell table:style-name="ce42" office:value-type="float" office:value="367343.04" calcext:value-type="float">
            <text:p><text:s/>367,3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7232.32" calcext:value-type="float">
            <text:p><text:s/>87,232 <text:s/></text:p>
          </table:table-cell>
          <table:table-cell table:style-name="ce42" office:value-type="float" office:value="285093.12" calcext:value-type="float">
            <text:p><text:s/>285,0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67.08" calcext:value-type="float">
            <text:p><text:s/>367 <text:s/></text:p>
          </table:table-cell>
          <table:table-cell table:style-name="ce42" office:value-type="float" office:value="5813.76" calcext:value-type="float">
            <text:p><text:s/>5,8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660.04" calcext:value-type="float">
            <text:p><text:s/>11,660 <text:s/></text:p>
          </table:table-cell>
          <table:table-cell table:style-name="ce42" office:value-type="float" office:value="118.08" calcext:value-type="float">
            <text:p><text:s/>1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43.84" calcext:value-type="float">
            <text:p><text:s/>1,74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87.28" calcext:value-type="float">
            <text:p><text:s/>287 <text:s/></text:p>
          </table:table-cell>
          <table:table-cell table:style-name="ce42" office:value-type="float" office:value="1954.56" calcext:value-type="float">
            <text:p><text:s/>1,9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4084.32" calcext:value-type="float">
            <text:p><text:s/>184,084 <text:s/></text:p>
          </table:table-cell>
          <table:table-cell table:style-name="ce42" office:value-type="float" office:value="3662.4" calcext:value-type="float">
            <text:p><text:s/>3,6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4230.4" calcext:value-type="float">
            <text:p><text:s/>54,230 <text:s/></text:p>
          </table:table-cell>
          <table:table-cell table:style-name="ce43" office:value-type="float" office:value="70701.12" calcext:value-type="float">
            <text:p><text:s/>70,70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5.6" calcext:value-type="float">
            <text:p><text:s/>3,766 <text:s/></text:p>
          </table:table-cell>
          <table:table-cell table:style-name="ce42" office:value-type="float" office:value="495312.96" calcext:value-type="float">
            <text:p><text:s/>495,313 <text:s/></text:p>
          </table:table-cell>
          <table:table-cell table:style-name="ce42" office:value-type="float" office:value="449036" calcext:value-type="float">
            <text:p><text:s/>449,036 <text:s/></text:p>
          </table:table-cell>
          <table:table-cell table:style-name="ce42" office:value-type="float" office:value="1170898.6066412" calcext:value-type="float">
            <text:p><text:s/>1,170,899 <text:s/></text:p>
          </table:table-cell>
          <table:table-cell table:style-name="ce42" office:value-type="float" office:value="87729.3" calcext:value-type="float">
            <text:p><text:s/>87,729 <text:s/></text:p>
          </table:table-cell>
          <table:table-cell table:style-name="ce42" office:value-type="float" office:value="42384.98" calcext:value-type="float">
            <text:p><text:s/>42,385 <text:s/></text:p>
          </table:table-cell>
          <table:table-cell table:style-name="ce42" office:value-type="float" office:value="1231328.922" calcext:value-type="float">
            <text:p><text:s/>1,231,32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5.6" calcext:value-type="float">
            <text:p><text:s/>3,766 <text:s/></text:p>
          </table:table-cell>
          <table:table-cell table:style-name="ce42" office:value-type="float" office:value="495312.96" calcext:value-type="float">
            <text:p><text:s/>495,313 <text:s/></text:p>
          </table:table-cell>
          <table:table-cell table:style-name="ce42" office:value-type="float" office:value="449036" calcext:value-type="float">
            <text:p><text:s/>449,036 <text:s/></text:p>
          </table:table-cell>
          <table:table-cell table:style-name="ce42" office:value-type="float" office:value="1170898.6066412" calcext:value-type="float">
            <text:p><text:s/>1,170,899 <text:s/></text:p>
          </table:table-cell>
          <table:table-cell table:style-name="ce42" office:value-type="float" office:value="87729.3" calcext:value-type="float">
            <text:p><text:s/>87,729 <text:s/></text:p>
          </table:table-cell>
          <table:table-cell table:style-name="ce42" office:value-type="float" office:value="42384.98" calcext:value-type="float">
            <text:p><text:s/>42,385 <text:s/></text:p>
          </table:table-cell>
          <table:table-cell table:style-name="ce42" office:value-type="float" office:value="1231328.922" calcext:value-type="float">
            <text:p><text:s/>1,231,32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1200.394645206" calcext:value-type="float">
            <text:p><text:s/>301,200 <text:s/></text:p>
          </table:table-cell>
          <table:table-cell table:style-name="ce42" office:value-type="float" office:value="6800887.61676279" calcext:value-type="float">
            <text:p><text:s/>6,800,8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6142.074796" calcext:value-type="float">
            <text:p><text:s/>646,142 <text:s/></text:p>
          </table:table-cell>
          <table:table-cell table:style-name="ce42" office:value-type="float" office:value="65986.880674" calcext:value-type="float">
            <text:p><text:s/>65,98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94300.091039206" calcext:value-type="float">
            <text:p><text:s/>294,300 <text:s/></text:p>
          </table:table-cell>
          <table:table-cell table:style-name="ce42" office:value-type="float" office:value="6309213.62696079" calcext:value-type="float">
            <text:p><text:s/>6,309,2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60.781075" calcext:value-type="float">
            <text:p><text:s/>8,4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900.303606" calcext:value-type="float">
            <text:p><text:s/>6,900 <text:s/></text:p>
          </table:table-cell>
          <table:table-cell table:style-name="ce42" office:value-type="float" office:value="483213.208727" calcext:value-type="float">
            <text:p><text:s/>483,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6142.074796" calcext:value-type="float">
            <text:p><text:s/>646,142 <text:s/></text:p>
          </table:table-cell>
          <table:table-cell table:style-name="ce42" office:value-type="float" office:value="65986.880674" calcext:value-type="float">
            <text:p><text:s/>65,98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4800.585047" calcext:value-type="float">
            <text:p><text:s/>4,801 <text:s/></text:p>
          </table:table-cell>
          <table:table-cell table:style-name="ce42" office:value-type="float" office:value="27010.556157" calcext:value-type="float">
            <text:p><text:s/>27,0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0781.139902" calcext:value-type="float">
            <text:p><text:s/>700,781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4800.585047" calcext:value-type="float">
            <text:p><text:s/>4,801 <text:s/></text:p>
          </table:table-cell>
          <table:table-cell table:style-name="ce43" office:value-type="float" office:value="27010.556157" calcext:value-type="float">
            <text:p><text:s/>27,01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00781.139902" calcext:value-type="float">
            <text:p><text:s/>700,781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03484.8" calcext:value-type="float">
            <text:p><text:s/>303,48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57038.4959714" calcext:value-type="float">
            <text:p><text:s/>1,557,038 <text:s/></text:p>
          </table:table-cell>
          <table:table-cell table:style-name="ce41" office:value-type="float" office:value="240649.8863714" calcext:value-type="float">
            <text:p><text:s/>240,650 <text:s/></text:p>
          </table:table-cell>
          <table:table-cell table:style-name="ce41" office:value-type="float" office:value="196673.703" calcext:value-type="float">
            <text:p><text:s/>196,674 <text:s/></text:p>
          </table:table-cell>
          <table:table-cell table:style-name="ce41" office:value-type="float" office:value="38487.54566" calcext:value-type="float">
            <text:p><text:s/>38,488 <text:s/></text:p>
          </table:table-cell>
          <table:table-cell table:style-name="ce41" office:value-type="float" office:value="5488.6377114" calcext:value-type="float">
            <text:p><text:s/>5,489 <text:s/></text:p>
          </table:table-cell>
          <table:table-cell table:style-name="ce41" office:value-type="float" office:value="1316388.6096" calcext:value-type="float">
            <text:p><text:s/>1,316,38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5920217.9012234" calcext:value-type="float">
            <text:p><text:s/>15,920,2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20217.9012234" calcext:value-type="float">
            <text:p><text:s/>15,920,218 <text:s/></text:p>
          </table:table-cell>
          <table:table-cell table:number-columns-repeated="2" table:style-name="ce42" office:value-type="float" office:value="88.90305" calcext:value-type="float">
            <text:p><text:s/>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.90305" calcext:value-type="float">
            <text:p><text:s/>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90032.2755356592" calcext:value-type="float">
            <text:p><text:s/>90,032 <text:s/></text:p>
          </table:table-cell>
          <table:table-cell table:style-name="ce42" office:value-type="float" office:value="88173.5696" calcext:value-type="float">
            <text:p><text:s/>88,174 <text:s/></text:p>
          </table:table-cell>
          <table:table-cell table:style-name="ce42" office:value-type="float" office:value="1858.70593565925" calcext:value-type="float">
            <text:p><text:s/>1,859 <text:s/></text:p>
          </table:table-cell>
          <table:table-cell table:number-columns-repeated="2" table:style-name="ce42" office:value-type="float" office:value="6038.06351" calcext:value-type="float">
            <text:p><text:s/>6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38.06351" calcext:value-type="float">
            <text:p><text:s/>6,0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6133670.4256877" calcext:value-type="float">
            <text:p><text:s/>16,133,670 <text:s/></text:p>
          </table:table-cell>
          <table:table-cell table:style-name="ce43" office:value-type="float" office:value="215311.2304" calcext:value-type="float">
            <text:p><text:s/>215,311 <text:s/></text:p>
          </table:table-cell>
          <table:table-cell table:style-name="ce43" office:value-type="float" office:value="15918359.1952877" calcext:value-type="float">
            <text:p><text:s/>15,918,359 <text:s/></text:p>
          </table:table-cell>
          <table:table-cell table:style-name="ce43" office:value-type="float" office:value="1551089.3355114" calcext:value-type="float">
            <text:p><text:s/>1,551,089 <text:s/></text:p>
          </table:table-cell>
          <table:table-cell table:style-name="ce43" office:value-type="float" office:value="234700.7259114" calcext:value-type="float">
            <text:p><text:s/>234,701 <text:s/></text:p>
          </table:table-cell>
          <table:table-cell table:style-name="ce43" office:value-type="float" office:value="196673.703" calcext:value-type="float">
            <text:p><text:s/>196,674 <text:s/></text:p>
          </table:table-cell>
          <table:table-cell table:style-name="ce43" office:value-type="float" office:value="32538.3852" calcext:value-type="float">
            <text:p><text:s/>32,538 <text:s/></text:p>
          </table:table-cell>
          <table:table-cell table:style-name="ce43" office:value-type="float" office:value="5488.6377114" calcext:value-type="float">
            <text:p><text:s/>5,489 <text:s/></text:p>
          </table:table-cell>
          <table:table-cell table:style-name="ce43" office:value-type="float" office:value="1316388.6096" calcext:value-type="float">
            <text:p><text:s/>1,316,3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7013553.6289986" calcext:value-type="float">
            <text:p><text:s/>17,013,5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13553.6289986" calcext:value-type="float">
            <text:p><text:s/>17,013,554 <text:s/></text:p>
          </table:table-cell>
          <table:table-cell table:number-columns-repeated="2" table:style-name="ce42" office:value-type="float" office:value="39264.71868" calcext:value-type="float">
            <text:p><text:s/>39,2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264.71868" calcext:value-type="float">
            <text:p><text:s/>39,2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68256.03728908" calcext:value-type="float">
            <text:p><text:s/>968,256 <text:s/></text:p>
          </table:table-cell>
          <table:table-cell table:style-name="ce43" office:value-type="float" office:value="-498.4744" calcext:value-type="float">
            <text:p><text:s/>-498 <text:s/></text:p>
          </table:table-cell>
          <table:table-cell table:style-name="ce43" office:value-type="float" office:value="968754.51168908" calcext:value-type="float">
            <text:p><text:s/>968,755 <text:s/></text:p>
          </table:table-cell>
          <table:table-cell table:style-name="ce43" office:value-type="float" office:value="-9172.35672999997" calcext:value-type="float">
            <text:p><text:s/>-9,172 <text:s/></text:p>
          </table:table-cell>
          <table:table-cell table:style-name="ce43" office:value-type="float" office:value="-9172.35673" calcext:value-type="float">
            <text:p><text:s/>-9,172 <text:s/></text:p>
          </table:table-cell>
          <table:table-cell table:style-name="ce43" office:value-type="float" office:value="0.000000000001" calcext:value-type="float">
            <text:p><text:s/>0 <text:s/></text:p>
          </table:table-cell>
          <table:table-cell table:style-name="ce43" office:value-type="float" office:value="-9172.35673" calcext:value-type="float">
            <text:p><text:s/>-9,17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8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838431.6846566" calcext:value-type="float">
            <text:p><text:s/>12,838,432 <text:s/></text:p>
          </table:table-cell>
          <table:table-cell table:style-name="ce42" office:value-type="float" office:value="1605.044984288" calcext:value-type="float">
            <text:p><text:s/>1,605 <text:s/></text:p>
          </table:table-cell>
          <table:table-cell table:style-name="ce42" office:value-type="float" office:value="12836826.6396723" calcext:value-type="float">
            <text:p><text:s/>12,836,827 <text:s/></text:p>
          </table:table-cell>
          <table:table-cell table:style-name="ce42" office:value-type="float" office:value="1079708.56099174" calcext:value-type="float">
            <text:p><text:s/>1,079,709 <text:s/></text:p>
          </table:table-cell>
          <table:table-cell table:style-name="ce42" office:value-type="float" office:value="33354.0973870205" calcext:value-type="float">
            <text:p><text:s/>33,354 <text:s/></text:p>
          </table:table-cell>
          <table:table-cell table:style-name="ce42" office:value-type="float" office:value="29077.3684292561" calcext:value-type="float">
            <text:p><text:s/>29,0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76.7289577644" calcext:value-type="float">
            <text:p><text:s/>4,277 <text:s/></text:p>
          </table:table-cell>
          <table:table-cell table:style-name="ce42" office:value-type="float" office:value="1046354.46360472" calcext:value-type="float">
            <text:p><text:s/>1,046,3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8037.7" calcext:value-type="float">
            <text:p><text:s/>28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37.7" calcext:value-type="float">
            <text:p><text:s/>28,0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693531.6" calcext:value-type="float">
            <text:p><text:s/>12,693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93531.6" calcext:value-type="float">
            <text:p><text:s/>12,693,5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64.3695" calcext:value-type="float">
            <text:p><text:s/>18,8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64.3695" calcext:value-type="float">
            <text:p><text:s/>18,8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6862.384656561" calcext:value-type="float">
            <text:p><text:s/>116,862 <text:s/></text:p>
          </table:table-cell>
          <table:table-cell table:style-name="ce43" office:value-type="float" office:value="1605.044984288" calcext:value-type="float">
            <text:p><text:s/>1,605 <text:s/></text:p>
          </table:table-cell>
          <table:table-cell table:style-name="ce43" office:value-type="float" office:value="115257.339672273" calcext:value-type="float">
            <text:p><text:s/>115,257 <text:s/></text:p>
          </table:table-cell>
          <table:table-cell table:style-name="ce43" office:value-type="float" office:value="1060844.19149174" calcext:value-type="float">
            <text:p><text:s/>1,060,844 <text:s/></text:p>
          </table:table-cell>
          <table:table-cell table:style-name="ce43" office:value-type="float" office:value="33354.0973870205" calcext:value-type="float">
            <text:p><text:s/>33,354 <text:s/></text:p>
          </table:table-cell>
          <table:table-cell table:style-name="ce43" office:value-type="float" office:value="29077.3684292561" calcext:value-type="float">
            <text:p><text:s/>29,07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76.7289577644" calcext:value-type="float">
            <text:p><text:s/>4,277 <text:s/></text:p>
          </table:table-cell>
          <table:table-cell table:style-name="ce43" office:value-type="float" office:value="1027490.09410472" calcext:value-type="float">
            <text:p><text:s/>1,027,4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7989702.2" calcext:value-type="float">
            <text:p><text:s/>17,989,702 <text:s/></text:p>
          </table:table-cell>
          <table:table-cell table:style-name="ce42" office:value-type="float" office:value="1063317.6" calcext:value-type="float">
            <text:p><text:s/>1,063,318 <text:s/></text:p>
          </table:table-cell>
          <table:table-cell table:style-name="ce42" office:value-type="float" office:value="16926384.6" calcext:value-type="float">
            <text:p><text:s/>16,926,3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7989702.2" calcext:value-type="float">
            <text:p><text:s/>17,989,702 <text:s/></text:p>
          </table:table-cell>
          <table:table-cell table:style-name="ce43" office:value-type="float" office:value="1063317.6" calcext:value-type="float">
            <text:p><text:s/>1,063,318 <text:s/></text:p>
          </table:table-cell>
          <table:table-cell table:style-name="ce43" office:value-type="float" office:value="16926384.6" calcext:value-type="float">
            <text:p><text:s/>16,926,38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97365.448987523" calcext:value-type="float">
            <text:p><text:s/>297,365 <text:s/></text:p>
          </table:table-cell>
          <table:table-cell table:style-name="ce42" office:value-type="float" office:value="1828.4536" calcext:value-type="float">
            <text:p><text:s/>1,828 <text:s/></text:p>
          </table:table-cell>
          <table:table-cell table:style-name="ce42" office:value-type="float" office:value="295536.995387523" calcext:value-type="float">
            <text:p><text:s/>295,537 <text:s/></text:p>
          </table:table-cell>
          <table:table-cell table:number-columns-repeated="2" table:style-name="ce42" office:value-type="float" office:value="2446.02325" calcext:value-type="float">
            <text:p><text:s/>2,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6.02325" calcext:value-type="float">
            <text:p><text:s/>2,4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88701.595387523" calcext:value-type="float">
            <text:p><text:s/>288,702 <text:s/></text:p>
          </table:table-cell>
          <table:table-cell table:style-name="ce42" office:value-type="float" office:value="1662.4" calcext:value-type="float">
            <text:p><text:s/>1,662 <text:s/></text:p>
          </table:table-cell>
          <table:table-cell table:style-name="ce42" office:value-type="float" office:value="287039.195387523" calcext:value-type="float">
            <text:p><text:s/>287,039 <text:s/></text:p>
          </table:table-cell>
          <table:table-cell table:number-columns-repeated="2" table:style-name="ce42" office:value-type="float" office:value="2446.02325" calcext:value-type="float">
            <text:p><text:s/>2,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6.02325" calcext:value-type="float">
            <text:p><text:s/>2,4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8663.8536" calcext:value-type="float">
            <text:p><text:s/>8,664 <text:s/></text:p>
          </table:table-cell>
          <table:table-cell table:style-name="ce42" office:value-type="float" office:value="166.0536" calcext:value-type="float">
            <text:p><text:s/>166 <text:s/></text:p>
          </table:table-cell>
          <table:table-cell table:style-name="ce42" office:value-type="float" office:value="8497.8" calcext:value-type="float">
            <text:p><text:s/>8,4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005765.82575592" calcext:value-type="float">
            <text:p><text:s/>3,005,766 <text:s/></text:p>
          </table:table-cell>
          <table:table-cell table:style-name="ce44" office:value-type="float" office:value="1275693.80621571" calcext:value-type="float">
            <text:p><text:s/>1,275,694 <text:s/></text:p>
          </table:table-cell>
          <table:table-cell table:style-name="ce44" office:value-type="float" office:value="1730072.0195402" calcext:value-type="float">
            <text:p><text:s/>1,730,072 <text:s/></text:p>
          </table:table-cell>
          <table:table-cell table:style-name="ce44" office:value-type="float" office:value="438842.389319656" calcext:value-type="float">
            <text:p><text:s/>438,842 <text:s/></text:p>
          </table:table-cell>
          <table:table-cell table:style-name="ce44" office:value-type="float" office:value="168808.24332438" calcext:value-type="float">
            <text:p><text:s/>168,808 <text:s/></text:p>
          </table:table-cell>
          <table:table-cell table:style-name="ce44" office:value-type="float" office:value="167596.334570744" calcext:value-type="float">
            <text:p><text:s/>167,59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11.9087536356" calcext:value-type="float">
            <text:p><text:s/>1,212 <text:s/></text:p>
          </table:table-cell>
          <table:table-cell table:style-name="ce44" office:value-type="float" office:value="270034.145995276" calcext:value-type="float">
            <text:p><text:s/>270,03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005765.82575592" calcext:value-type="float">
            <text:p><text:s/>3,005,766 <text:s/></text:p>
          </table:table-cell>
          <table:table-cell table:style-name="ce44" office:value-type="float" office:value="1275693.80621571" calcext:value-type="float">
            <text:p><text:s/>1,275,694 <text:s/></text:p>
          </table:table-cell>
          <table:table-cell table:style-name="ce44" office:value-type="float" office:value="1730072.0195402" calcext:value-type="float">
            <text:p><text:s/>1,730,072 <text:s/></text:p>
          </table:table-cell>
          <table:table-cell table:style-name="ce44" office:value-type="float" office:value="438842.389319656" calcext:value-type="float">
            <text:p><text:s/>438,842 <text:s/></text:p>
          </table:table-cell>
          <table:table-cell table:style-name="ce44" office:value-type="float" office:value="168808.24332438" calcext:value-type="float">
            <text:p><text:s/>168,808 <text:s/></text:p>
          </table:table-cell>
          <table:table-cell table:style-name="ce44" office:value-type="float" office:value="167596.334570744" calcext:value-type="float">
            <text:p><text:s/>167,59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11.9087536356" calcext:value-type="float">
            <text:p><text:s/>1,212 <text:s/></text:p>
          </table:table-cell>
          <table:table-cell table:style-name="ce44" office:value-type="float" office:value="270034.145995276" calcext:value-type="float">
            <text:p><text:s/>270,0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45271.82595592" calcext:value-type="float">
            <text:p><text:s/>1,945,272 <text:s/></text:p>
          </table:table-cell>
          <table:table-cell table:style-name="ce42" office:value-type="float" office:value="380061.898215712" calcext:value-type="float">
            <text:p><text:s/>380,062 <text:s/></text:p>
          </table:table-cell>
          <table:table-cell table:style-name="ce42" office:value-type="float" office:value="1565209.9277402" calcext:value-type="float">
            <text:p><text:s/>1,565,210 <text:s/></text:p>
          </table:table-cell>
          <table:table-cell table:style-name="ce42" office:value-type="float" office:value="438842.389319656" calcext:value-type="float">
            <text:p><text:s/>438,842 <text:s/></text:p>
          </table:table-cell>
          <table:table-cell table:style-name="ce42" office:value-type="float" office:value="168808.24332438" calcext:value-type="float">
            <text:p><text:s/>168,808 <text:s/></text:p>
          </table:table-cell>
          <table:table-cell table:style-name="ce42" office:value-type="float" office:value="167596.334570744" calcext:value-type="float">
            <text:p><text:s/>167,5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1.9087536356" calcext:value-type="float">
            <text:p><text:s/>1,212 <text:s/></text:p>
          </table:table-cell>
          <table:table-cell table:style-name="ce42" office:value-type="float" office:value="270034.145995276" calcext:value-type="float">
            <text:p><text:s/>270,0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0.4" calcext:value-type="float">
            <text:p><text:s/>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2225.635015712" calcext:value-type="float">
            <text:p><text:s/>52,226 <text:s/></text:p>
          </table:table-cell>
          <table:table-cell table:style-name="ce42" office:value-type="float" office:value="20817.859815712" calcext:value-type="float">
            <text:p><text:s/>20,818 <text:s/></text:p>
          </table:table-cell>
          <table:table-cell table:style-name="ce42" office:value-type="float" office:value="31407.7752" calcext:value-type="float">
            <text:p><text:s/>31,408 <text:s/></text:p>
          </table:table-cell>
          <table:table-cell table:number-columns-repeated="3" table:style-name="ce42" office:value-type="float" office:value="20337.376305619" calcext:value-type="float">
            <text:p><text:s/>20,3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3580.6684" calcext:value-type="float">
            <text:p><text:s/>53,581 <text:s/></text:p>
          </table:table-cell>
          <table:table-cell table:style-name="ce42" office:value-type="float" office:value="8717.8176" calcext:value-type="float">
            <text:p><text:s/>8,718 <text:s/></text:p>
          </table:table-cell>
          <table:table-cell table:style-name="ce42" office:value-type="float" office:value="44862.8508" calcext:value-type="float">
            <text:p><text:s/>44,8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838.2648" calcext:value-type="float">
            <text:p><text:s/>8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742.0333" calcext:value-type="float">
            <text:p><text:s/>742 <text:s/></text:p>
          </table:table-cell>
          <table:table-cell table:style-name="ce42" office:value-type="float" office:value="372.748" calcext:value-type="float">
            <text:p><text:s/>373 <text:s/></text:p>
          </table:table-cell>
          <table:table-cell table:style-name="ce42" office:value-type="float" office:value="369.2853" calcext:value-type="float">
            <text:p><text:s/>3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9344.9292" calcext:value-type="float">
            <text:p><text:s/>29,345 <text:s/></text:p>
          </table:table-cell>
          <table:table-cell table:style-name="ce42" office:value-type="float" office:value="9478.5272" calcext:value-type="float">
            <text:p><text:s/>9,479 <text:s/></text:p>
          </table:table-cell>
          <table:table-cell table:style-name="ce42" office:value-type="float" office:value="19866.402" calcext:value-type="float">
            <text:p><text:s/>19,866 <text:s/></text:p>
          </table:table-cell>
          <table:table-cell table:style-name="ce42" office:value-type="float" office:value="164156.268644948" calcext:value-type="float">
            <text:p><text:s/>164,156 <text:s/></text:p>
          </table:table-cell>
          <table:table-cell table:number-columns-repeated="2" table:style-name="ce42" office:value-type="float" office:value="147258.958265125" calcext:value-type="float">
            <text:p><text:s/>147,2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97.3103798231" calcext:value-type="float">
            <text:p><text:s/>16,8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152.5865" calcext:value-type="float">
            <text:p><text:s/>4,153 <text:s/></text:p>
          </table:table-cell>
          <table:table-cell table:style-name="ce42" office:value-type="float" office:value="1238.5656" calcext:value-type="float">
            <text:p><text:s/>1,239 <text:s/></text:p>
          </table:table-cell>
          <table:table-cell table:style-name="ce42" office:value-type="float" office:value="2914.0209" calcext:value-type="float">
            <text:p><text:s/>2,9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64434.73571464" calcext:value-type="float">
            <text:p><text:s/>464,435 <text:s/></text:p>
          </table:table-cell>
          <table:table-cell table:style-name="ce42" office:value-type="float" office:value="27887.6888" calcext:value-type="float">
            <text:p><text:s/>27,888 <text:s/></text:p>
          </table:table-cell>
          <table:table-cell table:style-name="ce42" office:value-type="float" office:value="436547.04691464" calcext:value-type="float">
            <text:p><text:s/>436,547 <text:s/></text:p>
          </table:table-cell>
          <table:table-cell table:style-name="ce42" office:value-type="float" office:value="216.81544897067" calcext:value-type="float">
            <text:p><text:s/>217 <text:s/></text:p>
          </table:table-cell>
          <table:table-cell table:style-name="ce42" office:value-type="float" office:value="144.059833635597" calcext:value-type="float">
            <text:p><text:s/>1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.059833635597" calcext:value-type="float">
            <text:p><text:s/>144 <text:s/></text:p>
          </table:table-cell>
          <table:table-cell table:style-name="ce42" office:value-type="float" office:value="72.755615335073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65111.379892284" calcext:value-type="float">
            <text:p><text:s/>365,111 <text:s/></text:p>
          </table:table-cell>
          <table:table-cell table:style-name="ce42" office:value-type="float" office:value="9309.0552" calcext:value-type="float">
            <text:p><text:s/>9,309 <text:s/></text:p>
          </table:table-cell>
          <table:table-cell table:style-name="ce42" office:value-type="float" office:value="355802.324692284" calcext:value-type="float">
            <text:p><text:s/>355,802 <text:s/></text:p>
          </table:table-cell>
          <table:table-cell table:number-columns-repeated="2" table:style-name="ce42" office:value-type="float" office:value="144.059833635597" calcext:value-type="float">
            <text:p><text:s/>1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.059833635597" calcext:value-type="float">
            <text:p><text:s/>1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41919.6084" calcext:value-type="float">
            <text:p>( 141,920 <text:s/>)</text:p>
          </table:table-cell>
          <table:table-cell table:style-name="ce45" office:value-type="float" office:value="7033.0552" calcext:value-type="float">
            <text:p>( 7,033 <text:s/>)</text:p>
          </table:table-cell>
          <table:table-cell table:style-name="ce45" office:value-type="float" office:value="134886.5532" calcext:value-type="float">
            <text:p>( 134,88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23191.771492284" calcext:value-type="float">
            <text:p>( 223,192 <text:s/>)</text:p>
          </table:table-cell>
          <table:table-cell table:style-name="ce45" office:value-type="float" office:value="2276" calcext:value-type="float">
            <text:p>( 2,276 <text:s/>)</text:p>
          </table:table-cell>
          <table:table-cell table:style-name="ce45" office:value-type="float" office:value="220915.771492284" calcext:value-type="float">
            <text:p>( 220,916 <text:s/>)</text:p>
          </table:table-cell>
          <table:table-cell table:number-columns-repeated="2" table:style-name="ce45" office:value-type="float" office:value="144.059833635597" calcext:value-type="float">
            <text:p>( 144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4.059833635597" calcext:value-type="float">
            <text:p>( 144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8559.9" calcext:value-type="float">
            <text:p><text:s/>18,560 <text:s/></text:p>
          </table:table-cell>
          <table:table-cell table:style-name="ce42" office:value-type="float" office:value="17185.6" calcext:value-type="float">
            <text:p><text:s/>17,186 <text:s/></text:p>
          </table:table-cell>
          <table:table-cell table:style-name="ce42" office:value-type="float" office:value="1374.3" calcext:value-type="float">
            <text:p><text:s/>1,3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0763.455822356" calcext:value-type="float">
            <text:p><text:s/>80,763 <text:s/></text:p>
          </table:table-cell>
          <table:table-cell table:style-name="ce42" office:value-type="float" office:value="1393.0336" calcext:value-type="float">
            <text:p><text:s/>1,393 <text:s/></text:p>
          </table:table-cell>
          <table:table-cell table:style-name="ce42" office:value-type="float" office:value="79370.422222356" calcext:value-type="float">
            <text:p><text:s/>79,370 <text:s/></text:p>
          </table:table-cell>
          <table:table-cell table:style-name="ce42" office:value-type="float" office:value="72.755615335073" calcext:value-type="float">
            <text:p><text:s/>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.755615335073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7204.6662" calcext:value-type="float">
            <text:p><text:s/>37,205 <text:s/></text:p>
          </table:table-cell>
          <table:table-cell table:style-name="ce42" office:value-type="float" office:value="8438.9184" calcext:value-type="float">
            <text:p><text:s/>8,439 <text:s/></text:p>
          </table:table-cell>
          <table:table-cell table:style-name="ce42" office:value-type="float" office:value="28765.7478" calcext:value-type="float">
            <text:p><text:s/>28,7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9350.0271" calcext:value-type="float">
            <text:p><text:s/>49,350 <text:s/></text:p>
          </table:table-cell>
          <table:table-cell table:style-name="ce42" office:value-type="float" office:value="1925.9104" calcext:value-type="float">
            <text:p><text:s/>1,926 <text:s/></text:p>
          </table:table-cell>
          <table:table-cell table:style-name="ce42" office:value-type="float" office:value="47424.1167" calcext:value-type="float">
            <text:p><text:s/>47,4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0699.8351" calcext:value-type="float">
            <text:p><text:s/>110,700 <text:s/></text:p>
          </table:table-cell>
          <table:table-cell table:style-name="ce46" office:value-type="float" office:value="7254.8656" calcext:value-type="float">
            <text:p><text:s/>7,255 <text:s/></text:p>
          </table:table-cell>
          <table:table-cell table:style-name="ce46" office:value-type="float" office:value="103444.9695" calcext:value-type="float">
            <text:p><text:s/>103,44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9421.2834" calcext:value-type="float">
            <text:p><text:s/>229,421 <text:s/></text:p>
          </table:table-cell>
          <table:table-cell table:style-name="ce42" office:value-type="float" office:value="155171.5912" calcext:value-type="float">
            <text:p><text:s/>155,172 <text:s/></text:p>
          </table:table-cell>
          <table:table-cell table:style-name="ce42" office:value-type="float" office:value="74249.6922" calcext:value-type="float">
            <text:p><text:s/>74,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790.2242" calcext:value-type="float">
            <text:p><text:s/>14,790 <text:s/></text:p>
          </table:table-cell>
          <table:table-cell table:style-name="ce42" office:value-type="float" office:value="936.1408" calcext:value-type="float">
            <text:p><text:s/>936 <text:s/></text:p>
          </table:table-cell>
          <table:table-cell table:style-name="ce42" office:value-type="float" office:value="13854.0834" calcext:value-type="float">
            <text:p><text:s/>13,8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4631.0592" calcext:value-type="float">
            <text:p><text:s/>214,631 <text:s/></text:p>
          </table:table-cell>
          <table:table-cell table:style-name="ce42" office:value-type="float" office:value="154235.4504" calcext:value-type="float">
            <text:p><text:s/>154,235 <text:s/></text:p>
          </table:table-cell>
          <table:table-cell table:style-name="ce42" office:value-type="float" office:value="60395.6088" calcext:value-type="float">
            <text:p><text:s/>60,3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6662.2672" calcext:value-type="float">
            <text:p>( 76,662 <text:s/>)</text:p>
          </table:table-cell>
          <table:table-cell table:style-name="ce45" office:value-type="float" office:value="69717.7232" calcext:value-type="float">
            <text:p>( 69,718 <text:s/>)</text:p>
          </table:table-cell>
          <table:table-cell table:style-name="ce45" office:value-type="float" office:value="6944.544" calcext:value-type="float">
            <text:p>( 6,94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4120.0278" calcext:value-type="float">
            <text:p>( 54,120 <text:s/>)</text:p>
          </table:table-cell>
          <table:table-cell table:style-name="ce47" office:value-type="float" office:value="30080" calcext:value-type="float">
            <text:p>( 30,080 <text:s/>)</text:p>
          </table:table-cell>
          <table:table-cell table:style-name="ce47" office:value-type="float" office:value="24040.0278" calcext:value-type="float">
            <text:p>( 24,040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35386.523925564" calcext:value-type="float">
            <text:p><text:s/>435,387 <text:s/></text:p>
          </table:table-cell>
          <table:table-cell table:style-name="ce42" office:value-type="float" office:value="18706.4224" calcext:value-type="float">
            <text:p><text:s/>18,706 <text:s/></text:p>
          </table:table-cell>
          <table:table-cell table:style-name="ce42" office:value-type="float" office:value="416680.101525564" calcext:value-type="float">
            <text:p><text:s/>416,6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68718.069925564" calcext:value-type="float">
            <text:p><text:s/>368,718 <text:s/></text:p>
          </table:table-cell>
          <table:table-cell table:style-name="ce42" office:value-type="float" office:value="14098.4224" calcext:value-type="float">
            <text:p><text:s/>14,098 <text:s/></text:p>
          </table:table-cell>
          <table:table-cell table:style-name="ce42" office:value-type="float" office:value="354619.647525564" calcext:value-type="float">
            <text:p><text:s/>354,6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6668.454" calcext:value-type="float">
            <text:p><text:s/>66,668 <text:s/></text:p>
          </table:table-cell>
          <table:table-cell table:style-name="ce42" office:value-type="float" office:value="4608" calcext:value-type="float">
            <text:p><text:s/>4,608 <text:s/></text:p>
          </table:table-cell>
          <table:table-cell table:style-name="ce42" office:value-type="float" office:value="62060.454" calcext:value-type="float">
            <text:p><text:s/>62,0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1966.3238" calcext:value-type="float">
            <text:p>( 51,966 <text:s/>)</text:p>
          </table:table-cell>
          <table:table-cell table:style-name="ce45" office:value-type="float" office:value="923.2" calcext:value-type="float">
            <text:p>( 923 <text:s/>)</text:p>
          </table:table-cell>
          <table:table-cell table:style-name="ce45" office:value-type="float" office:value="51043.1238" calcext:value-type="float">
            <text:p>( 51,0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38208.623" calcext:value-type="float">
            <text:p><text:s/>138,209 <text:s/></text:p>
          </table:table-cell>
          <table:table-cell table:style-name="ce42" office:value-type="float" office:value="15917.8272" calcext:value-type="float">
            <text:p><text:s/>15,918 <text:s/></text:p>
          </table:table-cell>
          <table:table-cell table:style-name="ce42" office:value-type="float" office:value="122290.7958" calcext:value-type="float">
            <text:p><text:s/>122,2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809.8058" calcext:value-type="float">
            <text:p><text:s/>7,810 <text:s/></text:p>
          </table:table-cell>
          <table:table-cell table:style-name="ce46" office:value-type="float" office:value="4357.9728" calcext:value-type="float">
            <text:p><text:s/>4,358 <text:s/></text:p>
          </table:table-cell>
          <table:table-cell table:style-name="ce46" office:value-type="float" office:value="3451.833" calcext:value-type="float">
            <text:p><text:s/>3,45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01410.7731" calcext:value-type="float">
            <text:p><text:s/>201,411 <text:s/></text:p>
          </table:table-cell>
          <table:table-cell table:style-name="ce42" office:value-type="float" office:value="74896.4384" calcext:value-type="float">
            <text:p><text:s/>74,896 <text:s/></text:p>
          </table:table-cell>
          <table:table-cell table:style-name="ce42" office:value-type="float" office:value="126514.3347" calcext:value-type="float">
            <text:p><text:s/>126,5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67563.7025" calcext:value-type="float">
            <text:p>( 67,564 <text:s/>)</text:p>
          </table:table-cell>
          <table:table-cell table:style-name="ce45" office:value-type="float" office:value="11348.6144" calcext:value-type="float">
            <text:p>( 11,349 <text:s/>)</text:p>
          </table:table-cell>
          <table:table-cell table:style-name="ce45" office:value-type="float" office:value="56215.0881" calcext:value-type="float">
            <text:p>( 56,2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3583.4749" calcext:value-type="float">
            <text:p><text:s/>33,583 <text:s/></text:p>
          </table:table-cell>
          <table:table-cell table:style-name="ce42" office:value-type="float" office:value="17487.9712" calcext:value-type="float">
            <text:p><text:s/>17,488 <text:s/></text:p>
          </table:table-cell>
          <table:table-cell table:style-name="ce42" office:value-type="float" office:value="16095.5037" calcext:value-type="float">
            <text:p><text:s/>16,0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60397.4692" calcext:value-type="float">
            <text:p><text:s/>60,397 <text:s/></text:p>
          </table:table-cell>
          <table:table-cell table:style-name="ce42" office:value-type="float" office:value="3743.2" calcext:value-type="float">
            <text:p><text:s/>3,743 <text:s/></text:p>
          </table:table-cell>
          <table:table-cell table:style-name="ce42" office:value-type="float" office:value="56654.2692" calcext:value-type="float">
            <text:p><text:s/>56,6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131.928920118" calcext:value-type="float">
            <text:p><text:s/>254,132 <text:s/></text:p>
          </table:table-cell>
          <table:table-cell table:style-name="ce42" office:value-type="float" office:value="1067.84892" calcext:value-type="float">
            <text:p><text:s/>1,0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7.84892" calcext:value-type="float">
            <text:p><text:s/>1,068 <text:s/></text:p>
          </table:table-cell>
          <table:table-cell table:style-name="ce42" office:value-type="float" office:value="253064.080000118" calcext:value-type="float">
            <text:p><text:s/>253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36450.0913" calcext:value-type="float">
            <text:p><text:s/>36,450 <text:s/></text:p>
          </table:table-cell>
          <table:table-cell table:style-name="ce43" office:value-type="float" office:value="2778.9088" calcext:value-type="float">
            <text:p><text:s/>2,779 <text:s/></text:p>
          </table:table-cell>
          <table:table-cell table:style-name="ce43" office:value-type="float" office:value="33671.1825" calcext:value-type="float">
            <text:p><text:s/>33,67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790.0189" calcext:value-type="float">
            <text:p><text:s/>2,7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0.0189" calcext:value-type="float">
            <text:p><text:s/>2,7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790.0189" calcext:value-type="float">
            <text:p><text:s/>2,7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0.0189" calcext:value-type="float">
            <text:p><text:s/>2,7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07146.3131" calcext:value-type="float">
            <text:p><text:s/>407,146 <text:s/></text:p>
          </table:table-cell>
          <table:table-cell table:style-name="ce42" office:value-type="float" office:value="293176.1064" calcext:value-type="float">
            <text:p><text:s/>293,176 <text:s/></text:p>
          </table:table-cell>
          <table:table-cell table:style-name="ce42" office:value-type="float" office:value="113970.2067" calcext:value-type="float">
            <text:p><text:s/>113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53962.4545" calcext:value-type="float">
            <text:p><text:s/>353,962 <text:s/></text:p>
          </table:table-cell>
          <table:table-cell table:style-name="ce42" office:value-type="float" office:value="249554.0872" calcext:value-type="float">
            <text:p><text:s/>249,554 <text:s/></text:p>
          </table:table-cell>
          <table:table-cell table:style-name="ce42" office:value-type="float" office:value="104408.3673" calcext:value-type="float">
            <text:p><text:s/>104,4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92.4665" calcext:value-type="float">
            <text:p><text:s/>292 <text:s/></text:p>
          </table:table-cell>
          <table:table-cell table:style-name="ce42" office:value-type="float" office:value="273.2272" calcext:value-type="float">
            <text:p><text:s/>273 <text:s/></text:p>
          </table:table-cell>
          <table:table-cell table:style-name="ce42" office:value-type="float" office:value="19.2393" calcext:value-type="float">
            <text:p><text:s/>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1801.4619" calcext:value-type="float">
            <text:p><text:s/>31,801 <text:s/></text:p>
          </table:table-cell>
          <table:table-cell table:style-name="ce42" office:value-type="float" office:value="24926.9424" calcext:value-type="float">
            <text:p><text:s/>24,927 <text:s/></text:p>
          </table:table-cell>
          <table:table-cell table:style-name="ce42" office:value-type="float" office:value="6874.5195" calcext:value-type="float">
            <text:p><text:s/>6,8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415.6966" calcext:value-type="float">
            <text:p><text:s/>16,416 <text:s/></text:p>
          </table:table-cell>
          <table:table-cell table:style-name="ce42" office:value-type="float" office:value="13747.616" calcext:value-type="float">
            <text:p><text:s/>13,748 <text:s/></text:p>
          </table:table-cell>
          <table:table-cell table:style-name="ce42" office:value-type="float" office:value="2668.0806" calcext:value-type="float">
            <text:p><text:s/>2,6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4674.2336" calcext:value-type="float">
            <text:p><text:s/>4,67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50557.6678" calcext:value-type="float">
            <text:p><text:s/>650,558 <text:s/></text:p>
          </table:table-cell>
          <table:table-cell table:style-name="ce44" office:value-type="float" office:value="602455.8016" calcext:value-type="float">
            <text:p><text:s/>602,456 <text:s/></text:p>
          </table:table-cell>
          <table:table-cell table:style-name="ce44" office:value-type="float" office:value="48101.8662" calcext:value-type="float">
            <text:p><text:s/>48,10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3070138.567536" calcext:value-type="float">
            <text:p><text:s/>73,070,139 <text:s/></text:p>
          </table:table-cell>
          <table:table-cell table:style-name="ce42" office:value-type="float" office:value="19356" calcext:value-type="float">
            <text:p><text:s/>19,356 <text:s/></text:p>
          </table:table-cell>
          <table:table-cell table:style-name="ce42" office:value-type="float" office:value="73050782.567536" calcext:value-type="float">
            <text:p><text:s/>73,050,783 <text:s/></text:p>
          </table:table-cell>
          <table:table-cell table:style-name="ce42" office:value-type="float" office:value="3575267.634712" calcext:value-type="float">
            <text:p><text:s/>3,575,268 <text:s/></text:p>
          </table:table-cell>
          <table:table-cell table:style-name="ce42" office:value-type="float" office:value="249780.397279" calcext:value-type="float">
            <text:p><text:s/>249,780 <text:s/></text:p>
          </table:table-cell>
          <table:table-cell table:style-name="ce42" office:value-type="float" office:value="231914.557966" calcext:value-type="float">
            <text:p><text:s/>231,9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5.839313" calcext:value-type="float">
            <text:p><text:s/>17,866 <text:s/></text:p>
          </table:table-cell>
          <table:table-cell table:style-name="ce42" office:value-type="float" office:value="3325487.237433" calcext:value-type="float">
            <text:p><text:s/>3,325,4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2479138.466" calcext:value-type="float">
            <text:p><text:s/>72,479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479138.466" calcext:value-type="float">
            <text:p><text:s/>72,479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58.253477" calcext:value-type="float">
            <text:p><text:s/>50,6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658.253477" calcext:value-type="float">
            <text:p><text:s/>50,6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91000.101536" calcext:value-type="float">
            <text:p><text:s/>591,000 <text:s/></text:p>
          </table:table-cell>
          <table:table-cell table:style-name="ce42" office:value-type="float" office:value="19356" calcext:value-type="float">
            <text:p><text:s/>19,356 <text:s/></text:p>
          </table:table-cell>
          <table:table-cell table:style-name="ce42" office:value-type="float" office:value="571644.101536" calcext:value-type="float">
            <text:p><text:s/>571,644 <text:s/></text:p>
          </table:table-cell>
          <table:table-cell table:style-name="ce42" office:value-type="float" office:value="3524609.381235" calcext:value-type="float">
            <text:p><text:s/>3,524,609 <text:s/></text:p>
          </table:table-cell>
          <table:table-cell table:style-name="ce42" office:value-type="float" office:value="249780.397279" calcext:value-type="float">
            <text:p><text:s/>249,780 <text:s/></text:p>
          </table:table-cell>
          <table:table-cell table:style-name="ce42" office:value-type="float" office:value="231914.557966" calcext:value-type="float">
            <text:p><text:s/>231,9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5.839313" calcext:value-type="float">
            <text:p><text:s/>17,866 <text:s/></text:p>
          </table:table-cell>
          <table:table-cell table:style-name="ce42" office:value-type="float" office:value="3274828.983956" calcext:value-type="float">
            <text:p><text:s/>3,274,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579.273636" calcext:value-type="float">
            <text:p><text:s/>84,5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579.273636" calcext:value-type="float">
            <text:p><text:s/>84,5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4579.273636" calcext:value-type="float">
            <text:p><text:s/>84,57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4579.273636" calcext:value-type="float">
            <text:p><text:s/>84,579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71336.124948" calcext:value-type="float">
            <text:p><text:s/>371,33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5473.543094" calcext:value-type="float">
            <text:p><text:s/>45,474 <text:s/></text:p>
          </table:table-cell>
          <table:table-cell table:style-name="ce41" office:value-type="float" office:value="129041.656938" calcext:value-type="float">
            <text:p><text:s/>129,042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046566.885" calcext:value-type="float">
            <text:p><text:s/>11,046,5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046566.885" calcext:value-type="float">
            <text:p><text:s/>11,046,567 <text:s/></text:p>
          </table:table-cell>
          <table:table-cell table:style-name="ce43" office:value-type="float" office:value="371336.124948" calcext:value-type="float">
            <text:p><text:s/>371,3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5473.543094" calcext:value-type="float">
            <text:p><text:s/>45,474 <text:s/></text:p>
          </table:table-cell>
          <table:table-cell table:style-name="ce43" office:value-type="float" office:value="129041.656938" calcext:value-type="float">
            <text:p><text:s/>129,04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8277.876766" calcext:value-type="float">
            <text:p><text:s/>-8,27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046566.885" calcext:value-type="float">
            <text:p><text:s/>11,046,567 <text:s/></text:p>
          </table:table-cell>
          <table:table-cell table:style-name="ce42" office:value-type="float" office:value="639756.744948" calcext:value-type="float">
            <text:p><text:s/>639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73.543094" calcext:value-type="float">
            <text:p><text:s/>45,474 <text:s/></text:p>
          </table:table-cell>
          <table:table-cell table:style-name="ce42" office:value-type="float" office:value="129041.656938" calcext:value-type="float">
            <text:p><text:s/>129,0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046566.885" calcext:value-type="float">
            <text:p><text:s/>11,046,567 <text:s/></text:p>
          </table:table-cell>
          <table:table-cell table:style-name="ce42" office:value-type="float" office:value="639756.744948" calcext:value-type="float">
            <text:p><text:s/>639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0.675214" calcext:value-type="float">
            <text:p><text:s/>3,681 <text:s/></text:p>
          </table:table-cell>
          <table:table-cell table:style-name="ce42" office:value-type="float" office:value="128437.688226" calcext:value-type="float">
            <text:p><text:s/>128,4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792.86788" calcext:value-type="float">
            <text:p><text:s/>41,793 <text:s/></text:p>
          </table:table-cell>
          <table:table-cell table:style-name="ce42" office:value-type="float" office:value="603.968712" calcext:value-type="float">
            <text:p><text:s/>6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420.62" calcext:value-type="float">
            <text:p><text:s/>268,4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56898.448528" calcext:value-type="float">
            <text:p><text:s/>22,356,89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420.62" calcext:value-type="float">
            <text:p><text:s/>268,4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56898.448528" calcext:value-type="float">
            <text:p><text:s/>22,356,898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0322.904946" calcext:value-type="float">
            <text:p><text:s/>1,620,32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.567622" calcext:value-type="float">
            <text:p><text:s/>7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6.24102" calcext:value-type="float">
            <text:p><text:s/>1,72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9724.603104" calcext:value-type="float">
            <text:p><text:s/>279,72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2380.572998" calcext:value-type="float">
            <text:p><text:s/>792,38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598.844" calcext:value-type="float">
            <text:p><text:s/>315,59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647.013122" calcext:value-type="float">
            <text:p><text:s/>189,64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1167.06308" calcext:value-type="float">
            <text:p><text:s/>41,16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0543.168854" calcext:value-type="float">
            <text:p><text:s/>770,54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974310.251494" calcext:value-type="float">
            <text:p><text:s/>19,974,31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974310.251494" calcext:value-type="float">
            <text:p><text:s/>19,974,3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31652.393232" calcext:value-type="float">
            <text:p><text:s/>11,731,6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799.22087" calcext:value-type="float">
            <text:p><text:s/>40,7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3988.211014" calcext:value-type="float">
            <text:p><text:s/>333,98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2689.041114" calcext:value-type="float">
            <text:p><text:s/>472,6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89.386382" calcext:value-type="float">
            <text:p><text:s/>18,7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269.068098" calcext:value-type="float">
            <text:p><text:s/>35,2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2358.051112" calcext:value-type="float">
            <text:p><text:s/>302,3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16.206074" calcext:value-type="float">
            <text:p><text:s/>48,2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5631.191292" calcext:value-type="float">
            <text:p><text:s/>2,435,6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3609.30728" calcext:value-type="float">
            <text:p><text:s/>1,693,6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095.698614" calcext:value-type="float">
            <text:p>( 25,09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29662.77384" calcext:value-type="float">
            <text:p>( 1,529,66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9890.075932" calcext:value-type="float">
            <text:p><text:s/>479,8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672.314402" calcext:value-type="float">
            <text:p><text:s/>186,67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5459.493678" calcext:value-type="float">
            <text:p><text:s/>75,4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786.559968" calcext:value-type="float">
            <text:p><text:s/>264,7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063.258284" calcext:value-type="float">
            <text:p><text:s/>105,06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40016.726418" calcext:value-type="float">
            <text:p><text:s/>440,0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3869.924182" calcext:value-type="float">
            <text:p><text:s/>493,8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996.650046" calcext:value-type="float">
            <text:p><text:s/>173,9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9873.274136" calcext:value-type="float">
            <text:p><text:s/>319,8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0840.078848" calcext:value-type="float">
            <text:p>( 30,840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12231.285126" calcext:value-type="float">
            <text:p>( 212,23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72375.609836" calcext:value-type="float">
            <text:p><text:s/>1,472,3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8154.473872" calcext:value-type="float">
            <text:p><text:s/>1,368,1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221.135964" calcext:value-type="float">
            <text:p><text:s/>104,2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997.22386" calcext:value-type="float">
            <text:p>( 55,99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7679.830698" calcext:value-type="float">
            <text:p><text:s/>607,68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90675.664368" calcext:value-type="float">
            <text:p><text:s/>190,6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79011.477894" calcext:value-type="float">
            <text:p><text:s/>3,779,0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93554.084954" calcext:value-type="float">
            <text:p>( 2,593,55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946.383386" calcext:value-type="float">
            <text:p><text:s/>214,9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265.050268" calcext:value-type="float">
            <text:p><text:s/>123,2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639.000898" calcext:value-type="float">
            <text:p><text:s/>86,6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768.886174" calcext:value-type="float">
            <text:p><text:s/>211,7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813.644902" calcext:value-type="float">
            <text:p><text:s/>53,81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074.35205" calcext:value-type="float">
            <text:p><text:s/>117,0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636.17439" calcext:value-type="float">
            <text:p><text:s/>113,6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8.17766" calcext:value-type="float">
            <text:p><text:s/>3,4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632.428834" calcext:value-type="float">
            <text:p><text:s/>243,6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933.254008" calcext:value-type="float">
            <text:p><text:s/>163,93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9699.174826" calcext:value-type="float">
            <text:p><text:s/>79,6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6258.4149096" calcext:value-type="float">
            <text:p><text:s/>3,996,2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0588.857778" calcext:value-type="float">
            <text:p><text:s/>450,5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2846.060162" calcext:value-type="float">
            <text:p><text:s/>252,8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836.76682" calcext:value-type="float">
            <text:p><text:s/>118,8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024.337534" calcext:value-type="float">
            <text:p><text:s/>68,0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123.834224" calcext:value-type="float">
            <text:p><text:s/>122,1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416.036098" calcext:value-type="float">
            <text:p><text:s/>88,4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731.795904" calcext:value-type="float">
            <text:p><text:s/>116,7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0881.728546" calcext:value-type="float">
            <text:p><text:s/>710,8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3628.2554016" calcext:value-type="float">
            <text:p><text:s/>463,62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604180.742442" calcext:value-type="float">
            <text:p><text:s/>1,604,181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885692.6624684" calcext:value-type="float">
            <text:p><text:s/>3,885,6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2388975" calcext:value-type="float">
            <text:p><text:s/>42,388,975 <text:s/></text:p>
          </table:table-cell>
          <table:table-cell table:style-name="ce42" office:value-type="float" office:value="7439031.918" calcext:value-type="float">
            <text:p><text:s/>7,439,0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8762.129" calcext:value-type="float">
            <text:p><text:s/>528,762 <text:s/></text:p>
          </table:table-cell>
          <table:table-cell table:style-name="ce42" office:value-type="float" office:value="1500484.383" calcext:value-type="float">
            <text:p><text:s/>1,500,4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2388975" calcext:value-type="float">
            <text:p><text:s/>42,388,975 <text:s/></text:p>
          </table:table-cell>
          <table:table-cell table:style-name="ce42" office:value-type="float" office:value="7439031.918" calcext:value-type="float">
            <text:p><text:s/>7,439,0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798.549" calcext:value-type="float">
            <text:p><text:s/>42,799 <text:s/></text:p>
          </table:table-cell>
          <table:table-cell table:style-name="ce42" office:value-type="float" office:value="1493461.491" calcext:value-type="float">
            <text:p><text:s/>1,493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5963.58" calcext:value-type="float">
            <text:p><text:s/>485,964 <text:s/></text:p>
          </table:table-cell>
          <table:table-cell table:style-name="ce42" office:value-type="float" office:value="7022.892" calcext:value-type="float">
            <text:p><text:s/>7,0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0935.9" calcext:value-type="float">
            <text:p><text:s/>100,93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570520.69102712" calcext:value-type="float">
            <text:p><text:s/>2,570,521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108257.195451" calcext:value-type="float">
            <text:p><text:s/>131,108,257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88229.9198301" calcext:value-type="float">
            <text:p><text:s/>17,588,230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3437.88" calcext:value-type="float">
            <text:p><text:s/>1,173,438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9933.6" calcext:value-type="float">
            <text:p><text:s/>2,399,934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6444.459926127" calcext:value-type="float">
            <text:p><text:s/>646,444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0935.9" calcext:value-type="float">
            <text:p><text:s/>100,9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1870732.026722" calcext:value-type="float">
            <text:p><text:s/>111,870,732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39355.7833436" calcext:value-type="float">
            <text:p><text:s/>22,939,356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1090.942984675" calcext:value-type="float">
            <text:p><text:s/>381,091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971190.858215" calcext:value-type="float">
            <text:p><text:s/>111,971,191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24532.703661" calcext:value-type="float">
            <text:p><text:s/>6,124,533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53512.799" calcext:value-type="float">
            <text:p><text:s/>5,353,513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72384.4934583" calcext:value-type="float">
            <text:p><text:s/>44,772,38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84302.0020849" calcext:value-type="float">
            <text:p><text:s/>44,784,302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96.836592" calcext:value-type="float">
            <text:p><text:s/>42,397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4313.1375" calcext:value-type="float">
            <text:p><text:s/>754,313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39748.8859185" calcext:value-type="float">
            <text:p><text:s/>10,139,749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7035.1142" calcext:value-type="float">
            <text:p><text:s/>1,707,035 <text:s/></text:p>
          </table:table-cell>
          <table:table-cell table:style-name="ce42" office:value-type="float" office:value="101484020.265718" calcext:value-type="float">
            <text:p><text:s/>101,484,020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7035.1142" calcext:value-type="float">
            <text:p><text:s/>1,707,035 <text:s/></text:p>
          </table:table-cell>
          <table:table-cell table:style-name="ce42" office:value-type="float" office:value="78855672.3251354" calcext:value-type="float">
            <text:p><text:s/>78,855,672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628347.9405824" calcext:value-type="float">
            <text:p><text:s/>22,628,348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4951.31654" calcext:value-type="float">
            <text:p><text:s/>434,951 <text:s/></text:p>
          </table:table-cell>
          <table:table-cell table:style-name="ce42" office:value-type="float" office:value="6465793.9232058" calcext:value-type="float">
            <text:p><text:s/>6,465,794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2.967622" calcext:value-type="float">
            <text:p><text:s/>2,373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536.5814" calcext:value-type="float">
            <text:p><text:s/>586,537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1782.0706" calcext:value-type="float">
            <text:p><text:s/>591,782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5.20102" calcext:value-type="float">
            <text:p><text:s/>1,775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4951.31654" calcext:value-type="float">
            <text:p><text:s/>434,951 <text:s/></text:p>
          </table:table-cell>
          <table:table-cell table:style-name="ce42" office:value-type="float" office:value="3933415.77393215" calcext:value-type="float">
            <text:p><text:s/>3,933,416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580.246598" calcext:value-type="float">
            <text:p><text:s/>802,580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598.844" calcext:value-type="float">
            <text:p><text:s/>315,599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647.013122" calcext:value-type="float">
            <text:p><text:s/>189,647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085.2249116548" calcext:value-type="float">
            <text:p><text:s/>42,085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87122.489054" calcext:value-type="float">
            <text:p><text:s/>887,12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0935.9" calcext:value-type="float">
            <text:p><text:s/>100,936 <text:s/></text:p>
          </table:table-cell>
          <table:table-cell table:style-name="ce44" office:value-type="float" office:value="1272083.79766" calcext:value-type="float">
            <text:p><text:s/>1,272,084 <text:s/></text:p>
          </table:table-cell>
          <table:table-cell table:style-name="ce44" office:value-type="float" office:value="70710198.2956366" calcext:value-type="float">
            <text:p><text:s/>70,710,198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0935.9" calcext:value-type="float">
            <text:p><text:s/>100,936 <text:s/></text:p>
          </table:table-cell>
          <table:table-cell table:style-name="ce44" office:value-type="float" office:value="1272083.79766" calcext:value-type="float">
            <text:p><text:s/>1,272,084 <text:s/></text:p>
          </table:table-cell>
          <table:table-cell table:style-name="ce44" office:value-type="float" office:value="47824698.6197684" calcext:value-type="float">
            <text:p><text:s/>47,824,699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2083.79766" calcext:value-type="float">
            <text:p><text:s/>1,272,084 <text:s/></text:p>
          </table:table-cell>
          <table:table-cell table:style-name="ce42" office:value-type="float" office:value="24224216.6467694" calcext:value-type="float">
            <text:p><text:s/>24,224,217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592.94276" calcext:value-type="float">
            <text:p><text:s/>74,593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87.6898666667" calcext:value-type="float">
            <text:p><text:s/>16,888 <text:s/></text:p>
          </table:table-cell>
          <table:table-cell table:style-name="ce42" office:value-type="float" office:value="687482.373211036" calcext:value-type="float">
            <text:p><text:s/>687,482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171.2903333333" calcext:value-type="float">
            <text:p><text:s/>41,171 <text:s/></text:p>
          </table:table-cell>
          <table:table-cell table:style-name="ce42" office:value-type="float" office:value="1320299.39569497" calcext:value-type="float">
            <text:p><text:s/>1,320,299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620.775127" calcext:value-type="float">
            <text:p><text:s/>41,621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65.681997" calcext:value-type="float">
            <text:p><text:s/>42,066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32.9278" calcext:value-type="float">
            <text:p><text:s/>15,533 <text:s/></text:p>
          </table:table-cell>
          <table:table-cell table:style-name="ce42" office:value-type="float" office:value="1093155.72584352" calcext:value-type="float">
            <text:p><text:s/>1,093,156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748.845528" calcext:value-type="float">
            <text:p><text:s/>55,749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0368.31845" calcext:value-type="float">
            <text:p><text:s/>1,150,368 <text:s/></text:p>
          </table:table-cell>
          <table:table-cell table:style-name="ce42" office:value-type="float" office:value="6866013.92207237" calcext:value-type="float">
            <text:p><text:s/>6,866,014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0368.31845" calcext:value-type="float">
            <text:p><text:s/>1,150,368 <text:s/></text:p>
          </table:table-cell>
          <table:table-cell table:style-name="ce42" office:value-type="float" office:value="5087541.8883856" calcext:value-type="float">
            <text:p><text:s/>5,087,542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835.128618" calcext:value-type="float">
            <text:p>( 12,835 <text:s/>)</text:p>
          </table:table-cell>
          <table:table-cell table:style-name="ce45" office:value-type="float" office:value="686205.400313551" calcext:value-type="float">
            <text:p>( 686,205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37533.189832" calcext:value-type="float">
            <text:p>( 1,137,533 <text:s/>)</text:p>
          </table:table-cell>
          <table:table-cell table:style-name="ce45" office:value-type="float" office:value="4262115.09324604" calcext:value-type="float">
            <text:p>( 4,262,115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70.56" calcext:value-type="float">
            <text:p>( 371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3240.28891803" calcext:value-type="float">
            <text:p><text:s/>1,123,240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2674.350448746" calcext:value-type="float">
            <text:p><text:s/>442,674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12557.39432" calcext:value-type="float">
            <text:p><text:s/>212,557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569.241891" calcext:value-type="float">
            <text:p><text:s/>409,56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835.436602" calcext:value-type="float">
            <text:p><text:s/>200,835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14752.785731" calcext:value-type="float">
            <text:p><text:s/>614,753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9174.470691" calcext:value-type="float">
            <text:p><text:s/>2,389,174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1147.060518" calcext:value-type="float">
            <text:p><text:s/>1,431,147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027.410173" calcext:value-type="float">
            <text:p><text:s/>958,027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2725.296368" calcext:value-type="float">
            <text:p>( 112,725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69223.392566" calcext:value-type="float">
            <text:p>( 269,223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30.62701" calcext:value-type="float">
            <text:p><text:s/>7,131 <text:s/></text:p>
          </table:table-cell>
          <table:table-cell table:style-name="ce42" office:value-type="float" office:value="3910923.43063984" calcext:value-type="float">
            <text:p><text:s/>3,910,923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78.376206" calcext:value-type="float">
            <text:p><text:s/>4,278 <text:s/></text:p>
          </table:table-cell>
          <table:table-cell table:style-name="ce42" office:value-type="float" office:value="3693699.30937184" calcext:value-type="float">
            <text:p><text:s/>3,693,699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2.250804" calcext:value-type="float">
            <text:p><text:s/>2,852 <text:s/></text:p>
          </table:table-cell>
          <table:table-cell table:style-name="ce42" office:value-type="float" office:value="217224.121268" calcext:value-type="float">
            <text:p><text:s/>217,224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852.250804" calcext:value-type="float">
            <text:p>( 2,852 <text:s/>)</text:p>
          </table:table-cell>
          <table:table-cell table:style-name="ce45" office:value-type="float" office:value="117728.038689" calcext:value-type="float">
            <text:p>( 117,728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516.4758" calcext:value-type="float">
            <text:p><text:s/>802,516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06872.951123" calcext:value-type="float">
            <text:p><text:s/>206,873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992.9442" calcext:value-type="float">
            <text:p><text:s/>40,993 <text:s/></text:p>
          </table:table-cell>
          <table:table-cell table:style-name="ce42" office:value-type="float" office:value="4211723.15720355" calcext:value-type="float">
            <text:p><text:s/>4,211,72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0992.9442" calcext:value-type="float">
            <text:p>( 40,993 <text:s/>)</text:p>
          </table:table-cell>
          <table:table-cell table:style-name="ce45" office:value-type="float" office:value="2702110.731654" calcext:value-type="float">
            <text:p>( 2,702,111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882.78463" calcext:value-type="float">
            <text:p><text:s/>280,883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265.050268" calcext:value-type="float">
            <text:p><text:s/>123,265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019.070659" calcext:value-type="float">
            <text:p><text:s/>234,019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6601.387094135" calcext:value-type="float">
            <text:p><text:s/>466,601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279.209431" calcext:value-type="float">
            <text:p><text:s/>119,279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2821.532772" calcext:value-type="float">
            <text:p><text:s/>72,822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28183.9653405" calcext:value-type="float">
            <text:p><text:s/>11,828,184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000.8" calcext:value-type="float">
            <text:p><text:s/>89,001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51718.5332905" calcext:value-type="float">
            <text:p><text:s/>11,451,719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581.65439" calcext:value-type="float">
            <text:p><text:s/>138,582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8.17766" calcext:value-type="float">
            <text:p><text:s/>3,438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444.8" calcext:value-type="float">
            <text:p><text:s/>145,44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9333.250278" calcext:value-type="float">
            <text:p><text:s/>679,33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192.515452" calcext:value-type="float">
            <text:p><text:s/>256,193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3140.734826" calcext:value-type="float">
            <text:p><text:s/>423,141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28.077" calcext:value-type="float">
            <text:p><text:s/>3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67616.56512487" calcext:value-type="float">
            <text:p><text:s/>5,367,617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588.857778" calcext:value-type="float">
            <text:p><text:s/>450,589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5466.56967127" calcext:value-type="float">
            <text:p><text:s/>1,045,467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017.60682" calcext:value-type="float">
            <text:p><text:s/>125,018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802.457534" calcext:value-type="float">
            <text:p><text:s/>79,802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636.474224" calcext:value-type="float">
            <text:p><text:s/>131,636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217.802598" calcext:value-type="float">
            <text:p><text:s/>93,218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731.795904" calcext:value-type="float">
            <text:p><text:s/>116,732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2683.190446" calcext:value-type="float">
            <text:p><text:s/>742,683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28.077" calcext:value-type="float">
            <text:p><text:s/>3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4432.0269856" calcext:value-type="float">
            <text:p><text:s/>844,432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38039.783164" calcext:value-type="float">
            <text:p><text:s/>1,738,040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7907.823" calcext:value-type="float">
            <text:p><text:s/>97,90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25348.19225562" calcext:value-type="float">
            <text:p><text:s/>5,725,348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85499.6758682" calcext:value-type="float">
            <text:p><text:s/>22,885,500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85499.6758682" calcext:value-type="float">
            <text:p><text:s/>22,885,500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127725.897227" calcext:value-type="float">
            <text:p>( 19,127,726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963932.773943" calcext:value-type="float">
            <text:p><text:s/>259,963,933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721274.302" calcext:value-type="float">
            <text:p><text:s/>217,721,274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986.472" calcext:value-type="float">
            <text:p><text:s/>492,986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8492.999997" calcext:value-type="float">
            <text:p><text:s/>2,638,493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11178.999946" calcext:value-type="float">
            <text:p><text:s/>39,111,179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39722.999962" calcext:value-type="float">
            <text:p><text:s/>22,639,723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639722.999962" calcext:value-type="float">
            <text:p><text:s/>22,639,723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